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1in"/>
    </style:style>
    <style:style style:name="co18" style:family="table-column">
      <style:table-column-properties fo:break-before="auto" style:column-width="1.2563in"/>
    </style:style>
    <style:style style:name="co10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3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6in"/>
    </style:style>
    <style:style style:name="co17" style:family="table-column">
      <style:table-column-properties fo:break-before="auto" style:column-width="1.8752in"/>
    </style:style>
    <style:style style:name="co19" style:family="table-column">
      <style:table-column-properties fo:break-before="auto" style:column-width="2.1626in"/>
    </style:style>
    <style:style style:name="co20" style:family="table-column">
      <style:table-column-properties fo:break-before="auto" style:column-width="2.1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0" style:family="table-cell" style:parent-style-name="Calc_20_Text_20__28_Static_29_" style:data-style-name="N2"/>
    <style:style style:name="ce11" style:family="table-cell" style:parent-style-name="Calc_20_Text_20__28_Static_29_" style:data-style-name="N100">
      <style:paragraph-properties fo:margin-left="0in"/>
    </style:style>
    <style:style style:name="ce9" style:family="table-cell" style:parent-style-name="Calc_20_Text_20__28_Copy_20_This_29_" style:data-style-name="N0"/>
    <style:style style:name="ce6" style:family="table-cell" style:parent-style-name="Calc_20_Text_20__28_Copy_20_This_29_" style:data-style-name="N0"/>
    <style:style style:name="ce7" style:family="table-cell" style:parent-style-name="Calc_20_Text_20__28_Static_29_" style:data-style-name="N2"/>
    <style:style style:name="ce8" style:family="table-cell" style:parent-style-name="Calc_20_Text_20__28_Static_29_" style:data-style-name="N100">
      <style:paragraph-properties fo:margin-left="0in"/>
    </style:style>
    <style:style style:name="ce4" style:family="table-cell" style:parent-style-name="Calc_20_Heading_20_4">
      <style:text-properties style:font-name="Liberation Sans Narrow1"/>
    </style:style>
    <style:style style:name="ce5" style:family="table-cell" style:parent-style-name="Calc_20_Text" style:data-style-name="N99"/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alc_20_Text"/>
        <table:table-column table:style-name="co4" table:default-cell-style-name="ce8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6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HSL Calc" table:style-name="ta1">
        <table:table-column table:style-name="co11" table:default-cell-style-name="Calc_20_Text"/>
        <table:table-column table:style-name="co14" table:number-columns-repeated="2" table:default-cell-style-name="Calc_20_Text"/>
        <table:table-column table:style-name="co15" table:default-cell-style-name="Calc_20_Text"/>
        <table:table-column table:style-name="co1" table:default-cell-style-name="Calc_20_Text"/>
        <table:table-column table:style-name="co16" table:default-cell-style-name="Calc_20_Text"/>
        <table:table-column table:style-name="co1" table:default-cell-style-name="Calc_20_Text"/>
        <table:table-column table:style-name="co17" table:number-columns-repeated="2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number-columns-repeated="4" table:default-cell-style-name="Default"/>
        <table:table-column table:style-name="co10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6"/>
          <table:table-cell table:number-columns-repeated="14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6"/>
          <table:table-cell table:number-columns-repeated="14"/>
        </table:table-row>
        <table:table-row table:style-name="ro4">
          <table:table-cell table:style-name="Calc_20_Heading_20_2_20__28_Section_29_" office:value-type="string" calcext:value-type="string">
            <text:p>HSL to RGB</text:p>
          </table:table-cell>
          <table:table-cell table:style-name="Default" table:number-columns-repeated="6"/>
          <table:table-cell table:number-columns-repeated="14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number-columns-repeated="12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e5" table:formula="of:=IF([.B6]&gt;0; TRUE(); FALSE())" office:value-type="boolean" office:boolean-value="true" calcext:value-type="boolean">
            <text:p>TRUE</text:p>
          </table:table-cell>
          <table:table-cell table:formula="of:=IF([.D6]; &quot;&quot;; ROUND([.C6]*2.55))">
            <text:p/>
          </table:table-cell>
          <table:table-cell table:style-name="Calc_20_Text_20__28_Alt_29_" table:formula="of:=[.E6]">
            <text:p/>
          </table:table-cell>
          <table:table-cell table:style-name="Calc_20_Text_20__28_Alt_29_" table:formula="of:=[.E6]">
            <text:p/>
          </table:table-cell>
          <table:table-cell table:style-name="Calc_20_Text" table:formula="of:= 'Luminance' x (1+'Saturation')" office:value-type="string" office:string-value="" calcext:value-type="error">
            <text:p>#REF!</text:p>
          </table:table-cell>
          <table:table-cell table:style-name="Calc_20_Text" table:formula="of:= 'Luminance' + 'Saturation' – Luminance x Saturation" office:value-type="string" office:string-value="" calcext:value-type="error">
            <text:p>Err:501</text:p>
          </table:table-cell>
          <table:table-cell table:number-columns-repeated="12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5" calcext:value-type="float">
            <text:p>5</text:p>
          </table:table-cell>
          <table:table-cell table:style-name="ce5" table:formula="of:=IF([.B7]&gt;0; TRUE(); FALSE())" office:value-type="boolean" office:boolean-value="true" calcext:value-type="boolean">
            <text:p>TRUE</text:p>
          </table:table-cell>
          <table:table-cell table:formula="of:=IF([.D7]; &quot;&quot;; ROUND([.C7]*2.55))">
            <text:p/>
          </table:table-cell>
          <table:table-cell table:style-name="Calc_20_Text_20__28_Alt_29_" table:formula="of:=[.E7]">
            <text:p/>
          </table:table-cell>
          <table:table-cell table:style-name="Calc_20_Text_20__28_Alt_29_" table:formula="of:=[.E7]">
            <text:p/>
          </table:table-cell>
          <table:table-cell table:number-columns-repeated="14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0" calcext:value-type="float">
            <text:p>10</text:p>
          </table:table-cell>
          <table:table-cell table:style-name="ce5" table:formula="of:=IF([.B8]&gt;0; TRUE(); FALSE())" office:value-type="boolean" office:boolean-value="true" calcext:value-type="boolean">
            <text:p>TRUE</text:p>
          </table:table-cell>
          <table:table-cell table:formula="of:=IF([.D8]; &quot;&quot;; ROUND([.C8]*2.55))">
            <text:p/>
          </table:table-cell>
          <table:table-cell table:style-name="Calc_20_Text_20__28_Alt_29_" table:formula="of:=[.E8]">
            <text:p/>
          </table:table-cell>
          <table:table-cell table:style-name="Calc_20_Text_20__28_Alt_29_" table:formula="of:=[.E8]">
            <text:p/>
          </table:table-cell>
          <table:table-cell table:number-columns-repeated="14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15" calcext:value-type="float">
            <text:p>15</text:p>
          </table:table-cell>
          <table:table-cell table:style-name="ce5" table:formula="of:=IF([.B9]&gt;0; TRUE(); FALSE())" office:value-type="boolean" office:boolean-value="true" calcext:value-type="boolean">
            <text:p>TRUE</text:p>
          </table:table-cell>
          <table:table-cell table:formula="of:=IF([.D9]; &quot;&quot;; ROUND([.C9]*2.55))">
            <text:p/>
          </table:table-cell>
          <table:table-cell table:style-name="Calc_20_Text_20__28_Alt_29_" table:formula="of:=[.E9]">
            <text:p/>
          </table:table-cell>
          <table:table-cell table:style-name="Calc_20_Text_20__28_Alt_29_" table:formula="of:=[.E9]">
            <text:p/>
          </table:table-cell>
          <table:table-cell table:number-columns-repeated="14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0" calcext:value-type="float">
            <text:p>20</text:p>
          </table:table-cell>
          <table:table-cell table:style-name="ce5" table:formula="of:=IF([.B10]&gt;0; TRUE(); FALSE())" office:value-type="boolean" office:boolean-value="true" calcext:value-type="boolean">
            <text:p>TRUE</text:p>
          </table:table-cell>
          <table:table-cell table:formula="of:=IF([.D10]; &quot;&quot;; ROUND([.C10]*2.55))">
            <text:p/>
          </table:table-cell>
          <table:table-cell table:style-name="Calc_20_Text_20__28_Alt_29_" table:formula="of:=[.E10]">
            <text:p/>
          </table:table-cell>
          <table:table-cell table:style-name="Calc_20_Text_20__28_Alt_29_" table:formula="of:=[.E10]">
            <text:p/>
          </table:table-cell>
          <table:table-cell table:number-columns-repeated="14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25" calcext:value-type="float">
            <text:p>25</text:p>
          </table:table-cell>
          <table:table-cell table:style-name="ce5" table:formula="of:=IF([.B11]&gt;0; TRUE(); FALSE())" office:value-type="boolean" office:boolean-value="true" calcext:value-type="boolean">
            <text:p>TRUE</text:p>
          </table:table-cell>
          <table:table-cell table:formula="of:=IF([.D11]; &quot;&quot;; ROUND([.C11]*2.55))">
            <text:p/>
          </table:table-cell>
          <table:table-cell table:style-name="Calc_20_Text_20__28_Alt_29_" table:formula="of:=[.E11]">
            <text:p/>
          </table:table-cell>
          <table:table-cell table:style-name="Calc_20_Text_20__28_Alt_29_" table:formula="of:=[.E11]">
            <text:p/>
          </table:table-cell>
          <table:table-cell table:number-columns-repeated="14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0" calcext:value-type="float">
            <text:p>30</text:p>
          </table:table-cell>
          <table:table-cell table:style-name="ce5" table:formula="of:=IF([.B12]&gt;0; TRUE(); FALSE())" office:value-type="boolean" office:boolean-value="true" calcext:value-type="boolean">
            <text:p>TRUE</text:p>
          </table:table-cell>
          <table:table-cell table:formula="of:=IF([.D12]; &quot;&quot;; ROUND([.C12]*2.55))">
            <text:p/>
          </table:table-cell>
          <table:table-cell table:style-name="Calc_20_Text_20__28_Alt_29_" table:formula="of:=[.E12]">
            <text:p/>
          </table:table-cell>
          <table:table-cell table:style-name="Calc_20_Text_20__28_Alt_29_" table:formula="of:=[.E12]">
            <text:p/>
          </table:table-cell>
          <table:table-cell table:number-columns-repeated="14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35" calcext:value-type="float">
            <text:p>35</text:p>
          </table:table-cell>
          <table:table-cell table:style-name="ce5" table:formula="of:=IF([.B13]&gt;0; TRUE(); FALSE())" office:value-type="boolean" office:boolean-value="true" calcext:value-type="boolean">
            <text:p>TRUE</text:p>
          </table:table-cell>
          <table:table-cell table:formula="of:=IF([.D13]; &quot;&quot;; ROUND([.C13]*2.55))">
            <text:p/>
          </table:table-cell>
          <table:table-cell table:style-name="Calc_20_Text_20__28_Alt_29_" table:formula="of:=[.E13]">
            <text:p/>
          </table:table-cell>
          <table:table-cell table:style-name="Calc_20_Text_20__28_Alt_29_" table:formula="of:=[.E13]">
            <text:p/>
          </table:table-cell>
          <table:table-cell table:number-columns-repeated="14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0" calcext:value-type="float">
            <text:p>40</text:p>
          </table:table-cell>
          <table:table-cell table:style-name="ce5" table:formula="of:=IF([.B14]&gt;0; TRUE(); FALSE())" office:value-type="boolean" office:boolean-value="true" calcext:value-type="boolean">
            <text:p>TRUE</text:p>
          </table:table-cell>
          <table:table-cell table:formula="of:=IF([.D14]; &quot;&quot;; ROUND([.C14]*2.55))">
            <text:p/>
          </table:table-cell>
          <table:table-cell table:style-name="Calc_20_Text_20__28_Alt_29_" table:formula="of:=[.E14]">
            <text:p/>
          </table:table-cell>
          <table:table-cell table:style-name="Calc_20_Text_20__28_Alt_29_" table:formula="of:=[.E14]">
            <text:p/>
          </table:table-cell>
          <table:table-cell table:number-columns-repeated="14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45" calcext:value-type="float">
            <text:p>45</text:p>
          </table:table-cell>
          <table:table-cell table:style-name="ce5" table:formula="of:=IF([.B15]&gt;0; TRUE(); FALSE())" office:value-type="boolean" office:boolean-value="true" calcext:value-type="boolean">
            <text:p>TRUE</text:p>
          </table:table-cell>
          <table:table-cell table:formula="of:=IF([.D15]; &quot;&quot;; ROUND([.C15]*2.55))">
            <text:p/>
          </table:table-cell>
          <table:table-cell table:style-name="Calc_20_Text_20__28_Alt_29_" table:formula="of:=[.E15]">
            <text:p/>
          </table:table-cell>
          <table:table-cell table:style-name="Calc_20_Text_20__28_Alt_29_" table:formula="of:=[.E15]">
            <text:p/>
          </table:table-cell>
          <table:table-cell table:number-columns-repeated="14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0" calcext:value-type="float">
            <text:p>50</text:p>
          </table:table-cell>
          <table:table-cell table:style-name="ce5" table:formula="of:=IF([.B16]&gt;0; TRUE(); FALSE())" office:value-type="boolean" office:boolean-value="true" calcext:value-type="boolean">
            <text:p>TRUE</text:p>
          </table:table-cell>
          <table:table-cell table:formula="of:=IF([.D16]; &quot;&quot;; ROUND([.C16]*2.55))">
            <text:p/>
          </table:table-cell>
          <table:table-cell table:style-name="Calc_20_Text_20__28_Alt_29_" table:formula="of:=[.E16]">
            <text:p/>
          </table:table-cell>
          <table:table-cell table:style-name="Calc_20_Text_20__28_Alt_29_" table:formula="of:=[.E16]">
            <text:p/>
          </table:table-cell>
          <table:table-cell table:number-columns-repeated="14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55" calcext:value-type="float">
            <text:p>55</text:p>
          </table:table-cell>
          <table:table-cell table:style-name="ce5" table:formula="of:=IF([.B17]&gt;0; TRUE(); FALSE())" office:value-type="boolean" office:boolean-value="true" calcext:value-type="boolean">
            <text:p>TRUE</text:p>
          </table:table-cell>
          <table:table-cell table:formula="of:=IF([.D17]; &quot;&quot;; ROUND([.C17]*2.55))">
            <text:p/>
          </table:table-cell>
          <table:table-cell table:style-name="Calc_20_Text_20__28_Alt_29_" table:formula="of:=[.E17]">
            <text:p/>
          </table:table-cell>
          <table:table-cell table:style-name="Calc_20_Text_20__28_Alt_29_" table:formula="of:=[.E17]">
            <text:p/>
          </table:table-cell>
          <table:table-cell table:number-columns-repeated="14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0" calcext:value-type="float">
            <text:p>60</text:p>
          </table:table-cell>
          <table:table-cell table:style-name="ce5" table:formula="of:=IF([.B18]&gt;0; TRUE(); FALSE())" office:value-type="boolean" office:boolean-value="true" calcext:value-type="boolean">
            <text:p>TRUE</text:p>
          </table:table-cell>
          <table:table-cell table:formula="of:=IF([.D18]; &quot;&quot;; ROUND([.C18]*2.55))">
            <text:p/>
          </table:table-cell>
          <table:table-cell table:style-name="Calc_20_Text_20__28_Alt_29_" table:formula="of:=[.E18]">
            <text:p/>
          </table:table-cell>
          <table:table-cell table:style-name="Calc_20_Text_20__28_Alt_29_" table:formula="of:=[.E18]">
            <text:p/>
          </table:table-cell>
          <table:table-cell table:number-columns-repeated="14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65" calcext:value-type="float">
            <text:p>65</text:p>
          </table:table-cell>
          <table:table-cell table:style-name="ce5" table:formula="of:=IF([.B19]&gt;0; TRUE(); FALSE())" office:value-type="boolean" office:boolean-value="true" calcext:value-type="boolean">
            <text:p>TRUE</text:p>
          </table:table-cell>
          <table:table-cell table:formula="of:=IF([.D19]; &quot;&quot;; ROUND([.C19]*2.55))">
            <text:p/>
          </table:table-cell>
          <table:table-cell table:style-name="Calc_20_Text_20__28_Alt_29_" table:formula="of:=[.E19]">
            <text:p/>
          </table:table-cell>
          <table:table-cell table:style-name="Calc_20_Text_20__28_Alt_29_" table:formula="of:=[.E19]">
            <text:p/>
          </table:table-cell>
          <table:table-cell table:number-columns-repeated="14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0" calcext:value-type="float">
            <text:p>70</text:p>
          </table:table-cell>
          <table:table-cell table:style-name="ce5" table:formula="of:=IF([.B20]&gt;0; TRUE(); FALSE())" office:value-type="boolean" office:boolean-value="true" calcext:value-type="boolean">
            <text:p>TRUE</text:p>
          </table:table-cell>
          <table:table-cell table:formula="of:=IF([.D20]; &quot;&quot;; ROUND([.C20]*2.55))">
            <text:p/>
          </table:table-cell>
          <table:table-cell table:style-name="Calc_20_Text_20__28_Alt_29_" table:formula="of:=[.E20]">
            <text:p/>
          </table:table-cell>
          <table:table-cell table:style-name="Calc_20_Text_20__28_Alt_29_" table:formula="of:=[.E20]">
            <text:p/>
          </table:table-cell>
          <table:table-cell table:number-columns-repeated="14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75" calcext:value-type="float">
            <text:p>75</text:p>
          </table:table-cell>
          <table:table-cell table:style-name="ce5" table:formula="of:=IF([.B21]&gt;0; TRUE(); FALSE())" office:value-type="boolean" office:boolean-value="true" calcext:value-type="boolean">
            <text:p>TRUE</text:p>
          </table:table-cell>
          <table:table-cell table:formula="of:=IF([.D21]; &quot;&quot;; ROUND([.C21]*2.55))">
            <text:p/>
          </table:table-cell>
          <table:table-cell table:style-name="Calc_20_Text_20__28_Alt_29_" table:formula="of:=[.E21]">
            <text:p/>
          </table:table-cell>
          <table:table-cell table:style-name="Calc_20_Text_20__28_Alt_29_" table:formula="of:=[.E21]">
            <text:p/>
          </table:table-cell>
          <table:table-cell table:number-columns-repeated="14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0" calcext:value-type="float">
            <text:p>80</text:p>
          </table:table-cell>
          <table:table-cell table:style-name="ce5" table:formula="of:=IF([.B22]&gt;0; TRUE(); FALSE())" office:value-type="boolean" office:boolean-value="true" calcext:value-type="boolean">
            <text:p>TRUE</text:p>
          </table:table-cell>
          <table:table-cell table:formula="of:=IF([.D22]; &quot;&quot;; ROUND([.C22]*2.55))">
            <text:p/>
          </table:table-cell>
          <table:table-cell table:style-name="Calc_20_Text_20__28_Alt_29_" table:formula="of:=[.E22]">
            <text:p/>
          </table:table-cell>
          <table:table-cell table:style-name="Calc_20_Text_20__28_Alt_29_" table:formula="of:=[.E22]">
            <text:p/>
          </table:table-cell>
          <table:table-cell table:number-columns-repeated="14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85" calcext:value-type="float">
            <text:p>85</text:p>
          </table:table-cell>
          <table:table-cell table:style-name="ce5" table:formula="of:=IF([.B23]&gt;0; TRUE(); FALSE())" office:value-type="boolean" office:boolean-value="true" calcext:value-type="boolean">
            <text:p>TRUE</text:p>
          </table:table-cell>
          <table:table-cell table:formula="of:=IF([.D23]; &quot;&quot;; ROUND([.C23]*2.55))">
            <text:p/>
          </table:table-cell>
          <table:table-cell table:style-name="Calc_20_Text_20__28_Alt_29_" table:formula="of:=[.E23]">
            <text:p/>
          </table:table-cell>
          <table:table-cell table:style-name="Calc_20_Text_20__28_Alt_29_" table:formula="of:=[.E23]">
            <text:p/>
          </table:table-cell>
          <table:table-cell table:number-columns-repeated="14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0" calcext:value-type="float">
            <text:p>90</text:p>
          </table:table-cell>
          <table:table-cell table:style-name="ce5" table:formula="of:=IF([.B24]&gt;0; TRUE(); FALSE())" office:value-type="boolean" office:boolean-value="true" calcext:value-type="boolean">
            <text:p>TRUE</text:p>
          </table:table-cell>
          <table:table-cell table:formula="of:=IF([.D24]; &quot;&quot;; ROUND([.C24]*2.55))">
            <text:p/>
          </table:table-cell>
          <table:table-cell table:style-name="Calc_20_Text_20__28_Alt_29_" table:formula="of:=[.E24]">
            <text:p/>
          </table:table-cell>
          <table:table-cell table:style-name="Calc_20_Text_20__28_Alt_29_" table:formula="of:=[.E24]">
            <text:p/>
          </table:table-cell>
          <table:table-cell table:number-columns-repeated="14"/>
        </table:table-row>
        <table:table-row table:style-name="ro3">
          <table:table-cell table:formula="of:=[.A24]" office:value-type="float" office:value="215" calcext:value-type="float">
            <text:p>215</text:p>
          </table:table-cell>
          <table:table-cell table:formula="of:=[.B24]" office:value-type="float" office:value="32" calcext:value-type="float">
            <text:p>32</text:p>
          </table:table-cell>
          <table:table-cell table:formula="of:=[.C24]+5" office:value-type="float" office:value="95" calcext:value-type="float">
            <text:p>95</text:p>
          </table:table-cell>
          <table:table-cell table:style-name="ce5" table:formula="of:=IF([.B25]&gt;0; TRUE(); FALSE())" office:value-type="boolean" office:boolean-value="true" calcext:value-type="boolean">
            <text:p>TRUE</text:p>
          </table:table-cell>
          <table:table-cell table:formula="of:=IF([.D25]; &quot;&quot;; ROUND([.C25]*2.55))">
            <text:p/>
          </table:table-cell>
          <table:table-cell table:style-name="Calc_20_Text_20__28_Alt_29_" table:formula="of:=[.E25]">
            <text:p/>
          </table:table-cell>
          <table:table-cell table:style-name="Calc_20_Text_20__28_Alt_29_" table:formula="of:=[.E25]">
            <text:p/>
          </table:table-cell>
          <table:table-cell table:number-columns-repeated="14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  <table:table-cell table:number-columns-repeated="2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28]*0.01" office:value-type="float" office:value="0" calcext:value-type="float">
            <text:p>0</text:p>
          </table:table-cell>
          <table:table-cell table:formula="of:=[.$A28] / 6" office:value-type="float" office:value="35.8333333333333" calcext:value-type="float">
            <text:p>35.8333333333333</text:p>
          </table:table-cell>
          <table:table-cell table:formula="of:=IF([.$D28] &lt; 0.5; [.$D28] * ([.$B28] + 1); ([.$D28] + [.$B28]) - ([.$D28] * [.$B28]))" office:value-type="float" office:value="0" calcext:value-type="float">
            <text:p>0</text:p>
          </table:table-cell>
          <table:table-cell table:formula="of:=([.$D28] * 2) - [.$F28]" office:value-type="float" office:value="0" calcext:value-type="float">
            <text:p>0</text:p>
          </table:table-cell>
          <table:table-cell table:style-name="Calc_20_Text" table:formula="of:=[.$E28] + (1/3)" office:value-type="float" office:value="36.1666666666667" calcext:value-type="float">
            <text:p>36.1666666666667</text:p>
          </table:table-cell>
          <table:table-cell table:style-name="Calc_20_Text" table:formula="of:=[.$E28]" office:value-type="float" office:value="35.8333333333333" calcext:value-type="float">
            <text:p>35.8333333333333</text:p>
          </table:table-cell>
          <table:table-cell table:style-name="Calc_20_Text" table:formula="of:=[.$E28] - (1/3)" office:value-type="float" office:value="35.5" calcext:value-type="float">
            <text:p>35.5</text:p>
          </table:table-cell>
          <table:table-cell table:style-name="Calc_20_Text" table:formula="of:=IF([.H28] &lt; 0; [.H28] + 1; IF([.H28] &gt; 1; [.H28] - 1; [.H28]))" office:value-type="float" office:value="35.1666666666667" calcext:value-type="float">
            <text:p>35.1666666666667</text:p>
          </table:table-cell>
          <table:table-cell table:style-name="Calc_20_Text" table:formula="of:=IF([.I28] &lt; 0; [.I28] + 1; IF([.I28] &gt; 1; [.I28] - 1; [.I28]))" office:value-type="float" office:value="34.8333333333333" calcext:value-type="float">
            <text:p>34.8333333333333</text:p>
          </table:table-cell>
          <table:table-cell table:style-name="Calc_20_Text" table:formula="of:=IF([.J28] &lt; 0; [.J28] + 1; IF([.J28] &gt; 1; [.J28] - 1; [.J28]))" office:value-type="float" office:value="34.5" calcext:value-type="float">
            <text:p>34.5</text:p>
          </table:table-cell>
          <table:table-cell table:style-name="Calc_20_Text" table:formula="of:=IF([.K28] * 6 &lt; 1; [.$G28] + ([.$F28] - [.$G28]) * 6 * [.K28]; IF([.K28] * 2 &lt; 1; [.$F28]; IF([.K28] * 3 &lt; 2; [.$G28] + ([.$F28] - [.$G28]) * (2/3 - [.K28]) * 6; [.$G28])))" office:value-type="float" office:value="0" calcext:value-type="float">
            <text:p>0</text:p>
          </table:table-cell>
          <table:table-cell table:style-name="Calc_20_Text" table:formula="of:=IF([.L28] * 6 &lt; 1; [.$G28] + ([.$F28] - [.$G28]) * 6 * [.L28]; IF([.L28] * 2 &lt; 1; [.$F28]; IF([.L28] * 3 &lt; 2; [.$G28] + ([.$F28] - [.$G28]) * (2/3 - [.L28]) * 6; [.$G28])))" office:value-type="float" office:value="0" calcext:value-type="float">
            <text:p>0</text:p>
          </table:table-cell>
          <table:table-cell table:style-name="Calc_20_Text" table:formula="of:=IF([.M28] * 6 &lt; 1; [.$G28] + ([.$F28] - [.$G28]) * 6 * [.M28]; IF([.M28] * 2 &lt; 1; [.$F28]; IF([.M28] * 3 &lt; 2; [.$G28] + ([.$F28] - [.$G28]) * (2/3 - [.M28]) * 6; [.$G28])))" office:value-type="float" office:value="0" calcext:value-type="float">
            <text:p>0</text:p>
          </table:table-cell>
          <table:table-cell table:style-name="Calc_20_Text" table:formula="of:=IF([.$B28] = 0; ROUND([.$D28] * 255); ROUND([.N28] * 255))" office:value-type="float" office:value="0" calcext:value-type="float">
            <text:p>0</text:p>
          </table:table-cell>
          <table:table-cell table:style-name="Calc_20_Text" table:formula="of:=IF([.$B28] = 0; ROUND([.$D28] * 255); ROUND([.O28] * 255))" office:value-type="float" office:value="0" calcext:value-type="float">
            <text:p>0</text:p>
          </table:table-cell>
          <table:table-cell table:style-name="Calc_20_Text" table:formula="of:=IF([.$B28] = 0; ROUND([.$D28] * 255); ROUND([.P28] * 255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A28]" office:value-type="float" office:value="215" calcext:value-type="float">
            <text:p>215</text:p>
          </table:table-cell>
          <table:table-cell table:formula="of:=[.B28]" office:value-type="float" office:value="32" calcext:value-type="float">
            <text:p>32</text:p>
          </table:table-cell>
          <table:table-cell table:formula="of:=[.C28]+5" office:value-type="float" office:value="5" calcext:value-type="float">
            <text:p>5</text:p>
          </table:table-cell>
          <table:table-cell table:formula="of:=[.C29]*0.01" office:value-type="float" office:value="0.05" calcext:value-type="float">
            <text:p>0.05</text:p>
          </table:table-cell>
          <table:table-cell table:formula="of:=[.$A29] / 6" office:value-type="float" office:value="35.8333333333333" calcext:value-type="float">
            <text:p>35.8333333333333</text:p>
          </table:table-cell>
          <table:table-cell table:formula="of:=IF([.$D29] &lt; 0.5; [.$D29] * ([.$B29] + 1); ([.$D29] + [.$B29]) - ([.$D29] * [.$B29]))" office:value-type="float" office:value="1.65" calcext:value-type="float">
            <text:p>1.65</text:p>
          </table:table-cell>
          <table:table-cell table:formula="of:=([.$D29] * 2) - [.$F29]" office:value-type="float" office:value="-1.55" calcext:value-type="float">
            <text:p>-1.55</text:p>
          </table:table-cell>
          <table:table-cell table:style-name="Calc_20_Text" table:formula="of:=[.$E29] + (1/3)" office:value-type="float" office:value="36.1666666666667" calcext:value-type="float">
            <text:p>36.1666666666667</text:p>
          </table:table-cell>
          <table:table-cell table:style-name="Calc_20_Text" table:formula="of:=[.$E29]" office:value-type="float" office:value="35.8333333333333" calcext:value-type="float">
            <text:p>35.8333333333333</text:p>
          </table:table-cell>
          <table:table-cell table:style-name="Calc_20_Text" table:formula="of:=[.$E29] - (1/3)" office:value-type="float" office:value="35.5" calcext:value-type="float">
            <text:p>35.5</text:p>
          </table:table-cell>
          <table:table-cell table:style-name="Calc_20_Text" table:formula="of:=IF([.H29] &lt; 0; [.H29] + 1; IF([.H29] &gt; 1; [.H29] - 1; [.H29]))" office:value-type="float" office:value="35.1666666666667" calcext:value-type="float">
            <text:p>35.1666666666667</text:p>
          </table:table-cell>
          <table:table-cell table:style-name="Calc_20_Text" table:formula="of:=IF([.I29] &lt; 0; [.I29] + 1; IF([.I29] &gt; 1; [.I29] - 1; [.I29]))" office:value-type="float" office:value="34.8333333333333" calcext:value-type="float">
            <text:p>34.8333333333333</text:p>
          </table:table-cell>
          <table:table-cell table:style-name="Calc_20_Text" table:formula="of:=IF([.J29] &lt; 0; [.J29] + 1; IF([.J29] &gt; 1; [.J29] - 1; [.J29]))" office:value-type="float" office:value="34.5" calcext:value-type="float">
            <text:p>34.5</text:p>
          </table:table-cell>
          <table:table-cell table:style-name="Calc_20_Text" table:formula="of:=IF([.K29] * 6 &lt; 1; [.$G29] + ([.$F29] - [.$G29]) * 6 * [.K29]; IF([.K29] * 2 &lt; 1; [.$F29]; IF([.K29] * 3 &lt; 2; [.$G29] + ([.$F29] - [.$G29]) * (2/3 - [.K29]) * 6; [.$G29])))" office:value-type="float" office:value="-1.55" calcext:value-type="float">
            <text:p>-1.55</text:p>
          </table:table-cell>
          <table:table-cell table:style-name="Calc_20_Text" table:formula="of:=IF([.L29] * 6 &lt; 1; [.$G29] + ([.$F29] - [.$G29]) * 6 * [.L29]; IF([.L29] * 2 &lt; 1; [.$F29]; IF([.L29] * 3 &lt; 2; [.$G29] + ([.$F29] - [.$G29]) * (2/3 - [.L29]) * 6; [.$G29])))" office:value-type="float" office:value="-1.55" calcext:value-type="float">
            <text:p>-1.55</text:p>
          </table:table-cell>
          <table:table-cell table:style-name="Calc_20_Text" table:formula="of:=IF([.M29] * 6 &lt; 1; [.$G29] + ([.$F29] - [.$G29]) * 6 * [.M29]; IF([.M29] * 2 &lt; 1; [.$F29]; IF([.M29] * 3 &lt; 2; [.$G29] + ([.$F29] - [.$G29]) * (2/3 - [.M29]) * 6; [.$G29])))" office:value-type="float" office:value="-1.55" calcext:value-type="float">
            <text:p>-1.55</text:p>
          </table:table-cell>
          <table:table-cell table:style-name="Calc_20_Text" table:formula="of:=IF([.$B29] = 0; ROUND([.$D29] * 255); ROUND([.N29] * 255))" office:value-type="float" office:value="-395" calcext:value-type="float">
            <text:p>-395</text:p>
          </table:table-cell>
          <table:table-cell table:style-name="Calc_20_Text" table:formula="of:=IF([.$B29] = 0; ROUND([.$D29] * 255); ROUND([.O29] * 255))" office:value-type="float" office:value="-395" calcext:value-type="float">
            <text:p>-395</text:p>
          </table:table-cell>
          <table:table-cell table:style-name="Calc_20_Text" table:formula="of:=IF([.$B29] = 0; ROUND([.$D29] * 255); ROUND([.P29] * 255))" office:value-type="float" office:value="-395" calcext:value-type="float">
            <text:p>-395</text:p>
          </table:table-cell>
          <table:table-cell table:number-columns-repeated="2"/>
        </table:table-row>
        <table:table-row table:style-name="ro3">
          <table:table-cell table:formula="of:=[.A29]" office:value-type="float" office:value="215" calcext:value-type="float">
            <text:p>215</text:p>
          </table:table-cell>
          <table:table-cell table:formula="of:=[.B29]" office:value-type="float" office:value="32" calcext:value-type="float">
            <text:p>32</text:p>
          </table:table-cell>
          <table:table-cell table:formula="of:=[.C29]+5" office:value-type="float" office:value="10" calcext:value-type="float">
            <text:p>10</text:p>
          </table:table-cell>
          <table:table-cell table:formula="of:=[.C30]*0.01" office:value-type="float" office:value="0.1" calcext:value-type="float">
            <text:p>0.1</text:p>
          </table:table-cell>
          <table:table-cell table:formula="of:=[.$A30] / 6" office:value-type="float" office:value="35.8333333333333" calcext:value-type="float">
            <text:p>35.8333333333333</text:p>
          </table:table-cell>
          <table:table-cell table:formula="of:=IF([.$D30] &lt; 0.5; [.$D30] * ([.$B30] + 1); ([.$D30] + [.$B30]) - ([.$D30] * [.$B30]))" office:value-type="float" office:value="3.3" calcext:value-type="float">
            <text:p>3.3</text:p>
          </table:table-cell>
          <table:table-cell table:formula="of:=([.$D30] * 2) - [.$F30]" office:value-type="float" office:value="-3.1" calcext:value-type="float">
            <text:p>-3.1</text:p>
          </table:table-cell>
          <table:table-cell table:style-name="Calc_20_Text" table:formula="of:=[.$E30] + (1/3)" office:value-type="float" office:value="36.1666666666667" calcext:value-type="float">
            <text:p>36.1666666666667</text:p>
          </table:table-cell>
          <table:table-cell table:style-name="Calc_20_Text" table:formula="of:=[.$E30]" office:value-type="float" office:value="35.8333333333333" calcext:value-type="float">
            <text:p>35.8333333333333</text:p>
          </table:table-cell>
          <table:table-cell table:style-name="Calc_20_Text" table:formula="of:=[.$E30] - (1/3)" office:value-type="float" office:value="35.5" calcext:value-type="float">
            <text:p>35.5</text:p>
          </table:table-cell>
          <table:table-cell table:style-name="Calc_20_Text" table:formula="of:=IF([.H30] &lt; 0; [.H30] + 1; IF([.H30] &gt; 1; [.H30] - 1; [.H30]))" office:value-type="float" office:value="35.1666666666667" calcext:value-type="float">
            <text:p>35.1666666666667</text:p>
          </table:table-cell>
          <table:table-cell table:style-name="Calc_20_Text" table:formula="of:=IF([.I30] &lt; 0; [.I30] + 1; IF([.I30] &gt; 1; [.I30] - 1; [.I30]))" office:value-type="float" office:value="34.8333333333333" calcext:value-type="float">
            <text:p>34.8333333333333</text:p>
          </table:table-cell>
          <table:table-cell table:style-name="Calc_20_Text" table:formula="of:=IF([.J30] &lt; 0; [.J30] + 1; IF([.J30] &gt; 1; [.J30] - 1; [.J30]))" office:value-type="float" office:value="34.5" calcext:value-type="float">
            <text:p>34.5</text:p>
          </table:table-cell>
          <table:table-cell table:style-name="Calc_20_Text" table:formula="of:=IF([.K30] * 6 &lt; 1; [.$G30] + ([.$F30] - [.$G30]) * 6 * [.K30]; IF([.K30] * 2 &lt; 1; [.$F30]; IF([.K30] * 3 &lt; 2; [.$G30] + ([.$F30] - [.$G30]) * (2/3 - [.K30]) * 6; [.$G30])))" office:value-type="float" office:value="-3.1" calcext:value-type="float">
            <text:p>-3.1</text:p>
          </table:table-cell>
          <table:table-cell table:style-name="Calc_20_Text" table:formula="of:=IF([.L30] * 6 &lt; 1; [.$G30] + ([.$F30] - [.$G30]) * 6 * [.L30]; IF([.L30] * 2 &lt; 1; [.$F30]; IF([.L30] * 3 &lt; 2; [.$G30] + ([.$F30] - [.$G30]) * (2/3 - [.L30]) * 6; [.$G30])))" office:value-type="float" office:value="-3.1" calcext:value-type="float">
            <text:p>-3.1</text:p>
          </table:table-cell>
          <table:table-cell table:style-name="Calc_20_Text" table:formula="of:=IF([.M30] * 6 &lt; 1; [.$G30] + ([.$F30] - [.$G30]) * 6 * [.M30]; IF([.M30] * 2 &lt; 1; [.$F30]; IF([.M30] * 3 &lt; 2; [.$G30] + ([.$F30] - [.$G30]) * (2/3 - [.M30]) * 6; [.$G30])))" office:value-type="float" office:value="-3.1" calcext:value-type="float">
            <text:p>-3.1</text:p>
          </table:table-cell>
          <table:table-cell table:style-name="Calc_20_Text" table:formula="of:=IF([.$B30] = 0; ROUND([.$D30] * 255); ROUND([.N30] * 255))" office:value-type="float" office:value="-791" calcext:value-type="float">
            <text:p>-791</text:p>
          </table:table-cell>
          <table:table-cell table:style-name="Calc_20_Text" table:formula="of:=IF([.$B30] = 0; ROUND([.$D30] * 255); ROUND([.O30] * 255))" office:value-type="float" office:value="-791" calcext:value-type="float">
            <text:p>-791</text:p>
          </table:table-cell>
          <table:table-cell table:style-name="Calc_20_Text" table:formula="of:=IF([.$B30] = 0; ROUND([.$D30] * 255); ROUND([.P30] * 255))" office:value-type="float" office:value="-791" calcext:value-type="float">
            <text:p>-791</text:p>
          </table:table-cell>
          <table:table-cell table:number-columns-repeated="2"/>
        </table:table-row>
        <table:table-row table:style-name="ro3">
          <table:table-cell table:formula="of:=[.A30]" office:value-type="float" office:value="215" calcext:value-type="float">
            <text:p>215</text:p>
          </table:table-cell>
          <table:table-cell table:formula="of:=[.B30]" office:value-type="float" office:value="32" calcext:value-type="float">
            <text:p>32</text:p>
          </table:table-cell>
          <table:table-cell table:formula="of:=[.C30]+5" office:value-type="float" office:value="15" calcext:value-type="float">
            <text:p>15</text:p>
          </table:table-cell>
          <table:table-cell table:formula="of:=[.C31]*0.01" office:value-type="float" office:value="0.15" calcext:value-type="float">
            <text:p>0.15</text:p>
          </table:table-cell>
          <table:table-cell table:formula="of:=[.$A31] / 6" office:value-type="float" office:value="35.8333333333333" calcext:value-type="float">
            <text:p>35.8333333333333</text:p>
          </table:table-cell>
          <table:table-cell table:formula="of:=IF([.$D31] &lt; 0.5; [.$D31] * ([.$B31] + 1); ([.$D31] + [.$B31]) - ([.$D31] * [.$B31]))" office:value-type="float" office:value="4.95" calcext:value-type="float">
            <text:p>4.95</text:p>
          </table:table-cell>
          <table:table-cell table:formula="of:=([.$D31] * 2) - [.$F31]" office:value-type="float" office:value="-4.65" calcext:value-type="float">
            <text:p>-4.65</text:p>
          </table:table-cell>
          <table:table-cell table:style-name="Calc_20_Text" table:formula="of:=[.$E31] + (1/3)" office:value-type="float" office:value="36.1666666666667" calcext:value-type="float">
            <text:p>36.1666666666667</text:p>
          </table:table-cell>
          <table:table-cell table:style-name="Calc_20_Text" table:formula="of:=[.$E31]" office:value-type="float" office:value="35.8333333333333" calcext:value-type="float">
            <text:p>35.8333333333333</text:p>
          </table:table-cell>
          <table:table-cell table:style-name="Calc_20_Text" table:formula="of:=[.$E31] - (1/3)" office:value-type="float" office:value="35.5" calcext:value-type="float">
            <text:p>35.5</text:p>
          </table:table-cell>
          <table:table-cell table:style-name="Calc_20_Text" table:formula="of:=IF([.H31] &lt; 0; [.H31] + 1; IF([.H31] &gt; 1; [.H31] - 1; [.H31]))" office:value-type="float" office:value="35.1666666666667" calcext:value-type="float">
            <text:p>35.1666666666667</text:p>
          </table:table-cell>
          <table:table-cell table:style-name="Calc_20_Text" table:formula="of:=IF([.I31] &lt; 0; [.I31] + 1; IF([.I31] &gt; 1; [.I31] - 1; [.I31]))" office:value-type="float" office:value="34.8333333333333" calcext:value-type="float">
            <text:p>34.8333333333333</text:p>
          </table:table-cell>
          <table:table-cell table:style-name="Calc_20_Text" table:formula="of:=IF([.J31] &lt; 0; [.J31] + 1; IF([.J31] &gt; 1; [.J31] - 1; [.J31]))" office:value-type="float" office:value="34.5" calcext:value-type="float">
            <text:p>34.5</text:p>
          </table:table-cell>
          <table:table-cell table:style-name="Calc_20_Text" table:formula="of:=IF([.K31] * 6 &lt; 1; [.$G31] + ([.$F31] - [.$G31]) * 6 * [.K31]; IF([.K31] * 2 &lt; 1; [.$F31]; IF([.K31] * 3 &lt; 2; [.$G31] + ([.$F31] - [.$G31]) * (2/3 - [.K31]) * 6; [.$G31])))" office:value-type="float" office:value="-4.65" calcext:value-type="float">
            <text:p>-4.65</text:p>
          </table:table-cell>
          <table:table-cell table:style-name="Calc_20_Text" table:formula="of:=IF([.L31] * 6 &lt; 1; [.$G31] + ([.$F31] - [.$G31]) * 6 * [.L31]; IF([.L31] * 2 &lt; 1; [.$F31]; IF([.L31] * 3 &lt; 2; [.$G31] + ([.$F31] - [.$G31]) * (2/3 - [.L31]) * 6; [.$G31])))" office:value-type="float" office:value="-4.65" calcext:value-type="float">
            <text:p>-4.65</text:p>
          </table:table-cell>
          <table:table-cell table:style-name="Calc_20_Text" table:formula="of:=IF([.M31] * 6 &lt; 1; [.$G31] + ([.$F31] - [.$G31]) * 6 * [.M31]; IF([.M31] * 2 &lt; 1; [.$F31]; IF([.M31] * 3 &lt; 2; [.$G31] + ([.$F31] - [.$G31]) * (2/3 - [.M31]) * 6; [.$G31])))" office:value-type="float" office:value="-4.65" calcext:value-type="float">
            <text:p>-4.65</text:p>
          </table:table-cell>
          <table:table-cell table:style-name="Calc_20_Text" table:formula="of:=IF([.$B31] = 0; ROUND([.$D31] * 255); ROUND([.N31] * 255))" office:value-type="float" office:value="-1186" calcext:value-type="float">
            <text:p>-1186</text:p>
          </table:table-cell>
          <table:table-cell table:style-name="Calc_20_Text" table:formula="of:=IF([.$B31] = 0; ROUND([.$D31] * 255); ROUND([.O31] * 255))" office:value-type="float" office:value="-1186" calcext:value-type="float">
            <text:p>-1186</text:p>
          </table:table-cell>
          <table:table-cell table:style-name="Calc_20_Text" table:formula="of:=IF([.$B31] = 0; ROUND([.$D31] * 255); ROUND([.P31] * 255))" office:value-type="float" office:value="-1186" calcext:value-type="float">
            <text:p>-1186</text:p>
          </table:table-cell>
          <table:table-cell table:number-columns-repeated="2"/>
        </table:table-row>
        <table:table-row table:style-name="ro3">
          <table:table-cell table:formula="of:=[.A31]" office:value-type="float" office:value="215" calcext:value-type="float">
            <text:p>215</text:p>
          </table:table-cell>
          <table:table-cell table:formula="of:=[.B31]" office:value-type="float" office:value="32" calcext:value-type="float">
            <text:p>32</text:p>
          </table:table-cell>
          <table:table-cell table:formula="of:=[.C31]+5" office:value-type="float" office:value="20" calcext:value-type="float">
            <text:p>20</text:p>
          </table:table-cell>
          <table:table-cell table:formula="of:=[.C32]*0.01" office:value-type="float" office:value="0.2" calcext:value-type="float">
            <text:p>0.2</text:p>
          </table:table-cell>
          <table:table-cell table:formula="of:=[.$A32] / 6" office:value-type="float" office:value="35.8333333333333" calcext:value-type="float">
            <text:p>35.8333333333333</text:p>
          </table:table-cell>
          <table:table-cell table:formula="of:=IF([.$D32] &lt; 0.5; [.$D32] * ([.$B32] + 1); ([.$D32] + [.$B32]) - ([.$D32] * [.$B32]))" office:value-type="float" office:value="6.6" calcext:value-type="float">
            <text:p>6.6</text:p>
          </table:table-cell>
          <table:table-cell table:formula="of:=([.$D32] * 2) - [.$F32]" office:value-type="float" office:value="-6.2" calcext:value-type="float">
            <text:p>-6.2</text:p>
          </table:table-cell>
          <table:table-cell table:style-name="Calc_20_Text" table:formula="of:=[.$E32] + (1/3)" office:value-type="float" office:value="36.1666666666667" calcext:value-type="float">
            <text:p>36.1666666666667</text:p>
          </table:table-cell>
          <table:table-cell table:style-name="Calc_20_Text" table:formula="of:=[.$E32]" office:value-type="float" office:value="35.8333333333333" calcext:value-type="float">
            <text:p>35.8333333333333</text:p>
          </table:table-cell>
          <table:table-cell table:style-name="Calc_20_Text" table:formula="of:=[.$E32] - (1/3)" office:value-type="float" office:value="35.5" calcext:value-type="float">
            <text:p>35.5</text:p>
          </table:table-cell>
          <table:table-cell table:style-name="Calc_20_Text" table:formula="of:=IF([.H32] &lt; 0; [.H32] + 1; IF([.H32] &gt; 1; [.H32] - 1; [.H32]))" office:value-type="float" office:value="35.1666666666667" calcext:value-type="float">
            <text:p>35.1666666666667</text:p>
          </table:table-cell>
          <table:table-cell table:style-name="Calc_20_Text" table:formula="of:=IF([.I32] &lt; 0; [.I32] + 1; IF([.I32] &gt; 1; [.I32] - 1; [.I32]))" office:value-type="float" office:value="34.8333333333333" calcext:value-type="float">
            <text:p>34.8333333333333</text:p>
          </table:table-cell>
          <table:table-cell table:style-name="Calc_20_Text" table:formula="of:=IF([.J32] &lt; 0; [.J32] + 1; IF([.J32] &gt; 1; [.J32] - 1; [.J32]))" office:value-type="float" office:value="34.5" calcext:value-type="float">
            <text:p>34.5</text:p>
          </table:table-cell>
          <table:table-cell table:style-name="Calc_20_Text" table:formula="of:=IF([.K32] * 6 &lt; 1; [.$G32] + ([.$F32] - [.$G32]) * 6 * [.K32]; IF([.K32] * 2 &lt; 1; [.$F32]; IF([.K32] * 3 &lt; 2; [.$G32] + ([.$F32] - [.$G32]) * (2/3 - [.K32]) * 6; [.$G32])))" office:value-type="float" office:value="-6.2" calcext:value-type="float">
            <text:p>-6.2</text:p>
          </table:table-cell>
          <table:table-cell table:style-name="Calc_20_Text" table:formula="of:=IF([.L32] * 6 &lt; 1; [.$G32] + ([.$F32] - [.$G32]) * 6 * [.L32]; IF([.L32] * 2 &lt; 1; [.$F32]; IF([.L32] * 3 &lt; 2; [.$G32] + ([.$F32] - [.$G32]) * (2/3 - [.L32]) * 6; [.$G32])))" office:value-type="float" office:value="-6.2" calcext:value-type="float">
            <text:p>-6.2</text:p>
          </table:table-cell>
          <table:table-cell table:style-name="Calc_20_Text" table:formula="of:=IF([.M32] * 6 &lt; 1; [.$G32] + ([.$F32] - [.$G32]) * 6 * [.M32]; IF([.M32] * 2 &lt; 1; [.$F32]; IF([.M32] * 3 &lt; 2; [.$G32] + ([.$F32] - [.$G32]) * (2/3 - [.M32]) * 6; [.$G32])))" office:value-type="float" office:value="-6.2" calcext:value-type="float">
            <text:p>-6.2</text:p>
          </table:table-cell>
          <table:table-cell table:style-name="Calc_20_Text" table:formula="of:=IF([.$B32] = 0; ROUND([.$D32] * 255); ROUND([.N32] * 255))" office:value-type="float" office:value="-1581" calcext:value-type="float">
            <text:p>-1581</text:p>
          </table:table-cell>
          <table:table-cell table:style-name="Calc_20_Text" table:formula="of:=IF([.$B32] = 0; ROUND([.$D32] * 255); ROUND([.O32] * 255))" office:value-type="float" office:value="-1581" calcext:value-type="float">
            <text:p>-1581</text:p>
          </table:table-cell>
          <table:table-cell table:style-name="Calc_20_Text" table:formula="of:=IF([.$B32] = 0; ROUND([.$D32] * 255); ROUND([.P32] * 255))" office:value-type="float" office:value="-1581" calcext:value-type="float">
            <text:p>-1581</text:p>
          </table:table-cell>
          <table:table-cell table:number-columns-repeated="2"/>
        </table:table-row>
        <table:table-row table:style-name="ro3">
          <table:table-cell table:formula="of:=[.A32]" office:value-type="float" office:value="215" calcext:value-type="float">
            <text:p>215</text:p>
          </table:table-cell>
          <table:table-cell table:formula="of:=[.B32]" office:value-type="float" office:value="32" calcext:value-type="float">
            <text:p>32</text:p>
          </table:table-cell>
          <table:table-cell table:formula="of:=[.C32]+5" office:value-type="float" office:value="25" calcext:value-type="float">
            <text:p>25</text:p>
          </table:table-cell>
          <table:table-cell table:formula="of:=[.C33]*0.01" office:value-type="float" office:value="0.25" calcext:value-type="float">
            <text:p>0.25</text:p>
          </table:table-cell>
          <table:table-cell table:formula="of:=[.$A33] / 6" office:value-type="float" office:value="35.8333333333333" calcext:value-type="float">
            <text:p>35.8333333333333</text:p>
          </table:table-cell>
          <table:table-cell table:formula="of:=IF([.$D33] &lt; 0.5; [.$D33] * ([.$B33] + 1); ([.$D33] + [.$B33]) - ([.$D33] * [.$B33]))" office:value-type="float" office:value="8.25" calcext:value-type="float">
            <text:p>8.25</text:p>
          </table:table-cell>
          <table:table-cell table:formula="of:=([.$D33] * 2) - [.$F33]" office:value-type="float" office:value="-7.75" calcext:value-type="float">
            <text:p>-7.75</text:p>
          </table:table-cell>
          <table:table-cell table:style-name="Calc_20_Text" table:formula="of:=[.$E33] + (1/3)" office:value-type="float" office:value="36.1666666666667" calcext:value-type="float">
            <text:p>36.1666666666667</text:p>
          </table:table-cell>
          <table:table-cell table:style-name="Calc_20_Text" table:formula="of:=[.$E33]" office:value-type="float" office:value="35.8333333333333" calcext:value-type="float">
            <text:p>35.8333333333333</text:p>
          </table:table-cell>
          <table:table-cell table:style-name="Calc_20_Text" table:formula="of:=[.$E33] - (1/3)" office:value-type="float" office:value="35.5" calcext:value-type="float">
            <text:p>35.5</text:p>
          </table:table-cell>
          <table:table-cell table:style-name="Calc_20_Text" table:formula="of:=IF([.H33] &lt; 0; [.H33] + 1; IF([.H33] &gt; 1; [.H33] - 1; [.H33]))" office:value-type="float" office:value="35.1666666666667" calcext:value-type="float">
            <text:p>35.1666666666667</text:p>
          </table:table-cell>
          <table:table-cell table:style-name="Calc_20_Text" table:formula="of:=IF([.I33] &lt; 0; [.I33] + 1; IF([.I33] &gt; 1; [.I33] - 1; [.I33]))" office:value-type="float" office:value="34.8333333333333" calcext:value-type="float">
            <text:p>34.8333333333333</text:p>
          </table:table-cell>
          <table:table-cell table:style-name="Calc_20_Text" table:formula="of:=IF([.J33] &lt; 0; [.J33] + 1; IF([.J33] &gt; 1; [.J33] - 1; [.J33]))" office:value-type="float" office:value="34.5" calcext:value-type="float">
            <text:p>34.5</text:p>
          </table:table-cell>
          <table:table-cell table:style-name="Calc_20_Text" table:formula="of:=IF([.K33] * 6 &lt; 1; [.$G33] + ([.$F33] - [.$G33]) * 6 * [.K33]; IF([.K33] * 2 &lt; 1; [.$F33]; IF([.K33] * 3 &lt; 2; [.$G33] + ([.$F33] - [.$G33]) * (2/3 - [.K33]) * 6; [.$G33])))" office:value-type="float" office:value="-7.75" calcext:value-type="float">
            <text:p>-7.75</text:p>
          </table:table-cell>
          <table:table-cell table:style-name="Calc_20_Text" table:formula="of:=IF([.L33] * 6 &lt; 1; [.$G33] + ([.$F33] - [.$G33]) * 6 * [.L33]; IF([.L33] * 2 &lt; 1; [.$F33]; IF([.L33] * 3 &lt; 2; [.$G33] + ([.$F33] - [.$G33]) * (2/3 - [.L33]) * 6; [.$G33])))" office:value-type="float" office:value="-7.75" calcext:value-type="float">
            <text:p>-7.75</text:p>
          </table:table-cell>
          <table:table-cell table:style-name="Calc_20_Text" table:formula="of:=IF([.M33] * 6 &lt; 1; [.$G33] + ([.$F33] - [.$G33]) * 6 * [.M33]; IF([.M33] * 2 &lt; 1; [.$F33]; IF([.M33] * 3 &lt; 2; [.$G33] + ([.$F33] - [.$G33]) * (2/3 - [.M33]) * 6; [.$G33])))" office:value-type="float" office:value="-7.75" calcext:value-type="float">
            <text:p>-7.75</text:p>
          </table:table-cell>
          <table:table-cell table:style-name="Calc_20_Text" table:formula="of:=IF([.$B33] = 0; ROUND([.$D33] * 255); ROUND([.N33] * 255))" office:value-type="float" office:value="-1976" calcext:value-type="float">
            <text:p>-1976</text:p>
          </table:table-cell>
          <table:table-cell table:style-name="Calc_20_Text" table:formula="of:=IF([.$B33] = 0; ROUND([.$D33] * 255); ROUND([.O33] * 255))" office:value-type="float" office:value="-1976" calcext:value-type="float">
            <text:p>-1976</text:p>
          </table:table-cell>
          <table:table-cell table:style-name="Calc_20_Text" table:formula="of:=IF([.$B33] = 0; ROUND([.$D33] * 255); ROUND([.P33] * 255))" office:value-type="float" office:value="-1976" calcext:value-type="float">
            <text:p>-1976</text:p>
          </table:table-cell>
          <table:table-cell table:number-columns-repeated="2"/>
        </table:table-row>
        <table:table-row table:style-name="ro3">
          <table:table-cell table:formula="of:=[.A33]" office:value-type="float" office:value="215" calcext:value-type="float">
            <text:p>215</text:p>
          </table:table-cell>
          <table:table-cell table:formula="of:=[.B33]" office:value-type="float" office:value="32" calcext:value-type="float">
            <text:p>32</text:p>
          </table:table-cell>
          <table:table-cell table:formula="of:=[.C33]+5" office:value-type="float" office:value="30" calcext:value-type="float">
            <text:p>30</text:p>
          </table:table-cell>
          <table:table-cell table:formula="of:=[.C34]*0.01" office:value-type="float" office:value="0.3" calcext:value-type="float">
            <text:p>0.3</text:p>
          </table:table-cell>
          <table:table-cell table:formula="of:=[.$A34] / 6" office:value-type="float" office:value="35.8333333333333" calcext:value-type="float">
            <text:p>35.8333333333333</text:p>
          </table:table-cell>
          <table:table-cell table:formula="of:=IF([.$D34] &lt; 0.5; [.$D34] * ([.$B34] + 1); ([.$D34] + [.$B34]) - ([.$D34] * [.$B34]))" office:value-type="float" office:value="9.9" calcext:value-type="float">
            <text:p>9.9</text:p>
          </table:table-cell>
          <table:table-cell table:formula="of:=([.$D34] * 2) - [.$F34]" office:value-type="float" office:value="-9.3" calcext:value-type="float">
            <text:p>-9.3</text:p>
          </table:table-cell>
          <table:table-cell table:style-name="Calc_20_Text" table:formula="of:=[.$E34] + (1/3)" office:value-type="float" office:value="36.1666666666667" calcext:value-type="float">
            <text:p>36.1666666666667</text:p>
          </table:table-cell>
          <table:table-cell table:style-name="Calc_20_Text" table:formula="of:=[.$E34]" office:value-type="float" office:value="35.8333333333333" calcext:value-type="float">
            <text:p>35.8333333333333</text:p>
          </table:table-cell>
          <table:table-cell table:style-name="Calc_20_Text" table:formula="of:=[.$E34] - (1/3)" office:value-type="float" office:value="35.5" calcext:value-type="float">
            <text:p>35.5</text:p>
          </table:table-cell>
          <table:table-cell table:style-name="Calc_20_Text" table:formula="of:=IF([.H34] &lt; 0; [.H34] + 1; IF([.H34] &gt; 1; [.H34] - 1; [.H34]))" office:value-type="float" office:value="35.1666666666667" calcext:value-type="float">
            <text:p>35.1666666666667</text:p>
          </table:table-cell>
          <table:table-cell table:style-name="Calc_20_Text" table:formula="of:=IF([.I34] &lt; 0; [.I34] + 1; IF([.I34] &gt; 1; [.I34] - 1; [.I34]))" office:value-type="float" office:value="34.8333333333333" calcext:value-type="float">
            <text:p>34.8333333333333</text:p>
          </table:table-cell>
          <table:table-cell table:style-name="Calc_20_Text" table:formula="of:=IF([.J34] &lt; 0; [.J34] + 1; IF([.J34] &gt; 1; [.J34] - 1; [.J34]))" office:value-type="float" office:value="34.5" calcext:value-type="float">
            <text:p>34.5</text:p>
          </table:table-cell>
          <table:table-cell table:style-name="Calc_20_Text" table:formula="of:=IF([.K34] * 6 &lt; 1; [.$G34] + ([.$F34] - [.$G34]) * 6 * [.K34]; IF([.K34] * 2 &lt; 1; [.$F34]; IF([.K34] * 3 &lt; 2; [.$G34] + ([.$F34] - [.$G34]) * (2/3 - [.K34]) * 6; [.$G34])))" office:value-type="float" office:value="-9.3" calcext:value-type="float">
            <text:p>-9.3</text:p>
          </table:table-cell>
          <table:table-cell table:style-name="Calc_20_Text" table:formula="of:=IF([.L34] * 6 &lt; 1; [.$G34] + ([.$F34] - [.$G34]) * 6 * [.L34]; IF([.L34] * 2 &lt; 1; [.$F34]; IF([.L34] * 3 &lt; 2; [.$G34] + ([.$F34] - [.$G34]) * (2/3 - [.L34]) * 6; [.$G34])))" office:value-type="float" office:value="-9.3" calcext:value-type="float">
            <text:p>-9.3</text:p>
          </table:table-cell>
          <table:table-cell table:style-name="Calc_20_Text" table:formula="of:=IF([.M34] * 6 &lt; 1; [.$G34] + ([.$F34] - [.$G34]) * 6 * [.M34]; IF([.M34] * 2 &lt; 1; [.$F34]; IF([.M34] * 3 &lt; 2; [.$G34] + ([.$F34] - [.$G34]) * (2/3 - [.M34]) * 6; [.$G34])))" office:value-type="float" office:value="-9.3" calcext:value-type="float">
            <text:p>-9.3</text:p>
          </table:table-cell>
          <table:table-cell table:style-name="Calc_20_Text" table:formula="of:=IF([.$B34] = 0; ROUND([.$D34] * 255); ROUND([.N34] * 255))" office:value-type="float" office:value="-2372" calcext:value-type="float">
            <text:p>-2372</text:p>
          </table:table-cell>
          <table:table-cell table:style-name="Calc_20_Text" table:formula="of:=IF([.$B34] = 0; ROUND([.$D34] * 255); ROUND([.O34] * 255))" office:value-type="float" office:value="-2372" calcext:value-type="float">
            <text:p>-2372</text:p>
          </table:table-cell>
          <table:table-cell table:style-name="Calc_20_Text" table:formula="of:=IF([.$B34] = 0; ROUND([.$D34] * 255); ROUND([.P34] * 255))" office:value-type="float" office:value="-2372" calcext:value-type="float">
            <text:p>-2372</text:p>
          </table:table-cell>
          <table:table-cell table:number-columns-repeated="2"/>
        </table:table-row>
        <table:table-row table:style-name="ro3">
          <table:table-cell table:formula="of:=[.A34]" office:value-type="float" office:value="215" calcext:value-type="float">
            <text:p>215</text:p>
          </table:table-cell>
          <table:table-cell table:formula="of:=[.B34]" office:value-type="float" office:value="32" calcext:value-type="float">
            <text:p>32</text:p>
          </table:table-cell>
          <table:table-cell table:formula="of:=[.C34]+5" office:value-type="float" office:value="35" calcext:value-type="float">
            <text:p>35</text:p>
          </table:table-cell>
          <table:table-cell table:formula="of:=[.C35]*0.01" office:value-type="float" office:value="0.35" calcext:value-type="float">
            <text:p>0.35</text:p>
          </table:table-cell>
          <table:table-cell table:formula="of:=[.$A35] / 6" office:value-type="float" office:value="35.8333333333333" calcext:value-type="float">
            <text:p>35.8333333333333</text:p>
          </table:table-cell>
          <table:table-cell table:formula="of:=IF([.$D35] &lt; 0.5; [.$D35] * ([.$B35] + 1); ([.$D35] + [.$B35]) - ([.$D35] * [.$B35]))" office:value-type="float" office:value="11.55" calcext:value-type="float">
            <text:p>11.55</text:p>
          </table:table-cell>
          <table:table-cell table:formula="of:=([.$D35] * 2) - [.$F35]" office:value-type="float" office:value="-10.85" calcext:value-type="float">
            <text:p>-10.85</text:p>
          </table:table-cell>
          <table:table-cell table:style-name="Calc_20_Text" table:formula="of:=[.$E35] + (1/3)" office:value-type="float" office:value="36.1666666666667" calcext:value-type="float">
            <text:p>36.1666666666667</text:p>
          </table:table-cell>
          <table:table-cell table:style-name="Calc_20_Text" table:formula="of:=[.$E35]" office:value-type="float" office:value="35.8333333333333" calcext:value-type="float">
            <text:p>35.8333333333333</text:p>
          </table:table-cell>
          <table:table-cell table:style-name="Calc_20_Text" table:formula="of:=[.$E35] - (1/3)" office:value-type="float" office:value="35.5" calcext:value-type="float">
            <text:p>35.5</text:p>
          </table:table-cell>
          <table:table-cell table:style-name="Calc_20_Text" table:formula="of:=IF([.H35] &lt; 0; [.H35] + 1; IF([.H35] &gt; 1; [.H35] - 1; [.H35]))" office:value-type="float" office:value="35.1666666666667" calcext:value-type="float">
            <text:p>35.1666666666667</text:p>
          </table:table-cell>
          <table:table-cell table:style-name="Calc_20_Text" table:formula="of:=IF([.I35] &lt; 0; [.I35] + 1; IF([.I35] &gt; 1; [.I35] - 1; [.I35]))" office:value-type="float" office:value="34.8333333333333" calcext:value-type="float">
            <text:p>34.8333333333333</text:p>
          </table:table-cell>
          <table:table-cell table:style-name="Calc_20_Text" table:formula="of:=IF([.J35] &lt; 0; [.J35] + 1; IF([.J35] &gt; 1; [.J35] - 1; [.J35]))" office:value-type="float" office:value="34.5" calcext:value-type="float">
            <text:p>34.5</text:p>
          </table:table-cell>
          <table:table-cell table:style-name="Calc_20_Text" table:formula="of:=IF([.K35] * 6 &lt; 1; [.$G35] + ([.$F35] - [.$G35]) * 6 * [.K35]; IF([.K35] * 2 &lt; 1; [.$F35]; IF([.K35] * 3 &lt; 2; [.$G35] + ([.$F35] - [.$G35]) * (2/3 - [.K35]) * 6; [.$G35])))" office:value-type="float" office:value="-10.85" calcext:value-type="float">
            <text:p>-10.85</text:p>
          </table:table-cell>
          <table:table-cell table:style-name="Calc_20_Text" table:formula="of:=IF([.L35] * 6 &lt; 1; [.$G35] + ([.$F35] - [.$G35]) * 6 * [.L35]; IF([.L35] * 2 &lt; 1; [.$F35]; IF([.L35] * 3 &lt; 2; [.$G35] + ([.$F35] - [.$G35]) * (2/3 - [.L35]) * 6; [.$G35])))" office:value-type="float" office:value="-10.85" calcext:value-type="float">
            <text:p>-10.85</text:p>
          </table:table-cell>
          <table:table-cell table:style-name="Calc_20_Text" table:formula="of:=IF([.M35] * 6 &lt; 1; [.$G35] + ([.$F35] - [.$G35]) * 6 * [.M35]; IF([.M35] * 2 &lt; 1; [.$F35]; IF([.M35] * 3 &lt; 2; [.$G35] + ([.$F35] - [.$G35]) * (2/3 - [.M35]) * 6; [.$G35])))" office:value-type="float" office:value="-10.85" calcext:value-type="float">
            <text:p>-10.85</text:p>
          </table:table-cell>
          <table:table-cell table:style-name="Calc_20_Text" table:formula="of:=IF([.$B35] = 0; ROUND([.$D35] * 255); ROUND([.N35] * 255))" office:value-type="float" office:value="-2767" calcext:value-type="float">
            <text:p>-2767</text:p>
          </table:table-cell>
          <table:table-cell table:style-name="Calc_20_Text" table:formula="of:=IF([.$B35] = 0; ROUND([.$D35] * 255); ROUND([.O35] * 255))" office:value-type="float" office:value="-2767" calcext:value-type="float">
            <text:p>-2767</text:p>
          </table:table-cell>
          <table:table-cell table:style-name="Calc_20_Text" table:formula="of:=IF([.$B35] = 0; ROUND([.$D35] * 255); ROUND([.P35] * 255))" office:value-type="float" office:value="-2767" calcext:value-type="float">
            <text:p>-2767</text:p>
          </table:table-cell>
          <table:table-cell table:number-columns-repeated="2"/>
        </table:table-row>
        <table:table-row table:style-name="ro3">
          <table:table-cell table:formula="of:=[.A35]" office:value-type="float" office:value="215" calcext:value-type="float">
            <text:p>215</text:p>
          </table:table-cell>
          <table:table-cell table:formula="of:=[.B35]" office:value-type="float" office:value="32" calcext:value-type="float">
            <text:p>32</text:p>
          </table:table-cell>
          <table:table-cell table:formula="of:=[.C35]+5" office:value-type="float" office:value="40" calcext:value-type="float">
            <text:p>40</text:p>
          </table:table-cell>
          <table:table-cell table:formula="of:=[.C36]*0.01" office:value-type="float" office:value="0.4" calcext:value-type="float">
            <text:p>0.4</text:p>
          </table:table-cell>
          <table:table-cell table:formula="of:=[.$A36] / 6" office:value-type="float" office:value="35.8333333333333" calcext:value-type="float">
            <text:p>35.8333333333333</text:p>
          </table:table-cell>
          <table:table-cell table:formula="of:=IF([.$D36] &lt; 0.5; [.$D36] * ([.$B36] + 1); ([.$D36] + [.$B36]) - ([.$D36] * [.$B36]))" office:value-type="float" office:value="13.2" calcext:value-type="float">
            <text:p>13.2</text:p>
          </table:table-cell>
          <table:table-cell table:formula="of:=([.$D36] * 2) - [.$F36]" office:value-type="float" office:value="-12.4" calcext:value-type="float">
            <text:p>-12.4</text:p>
          </table:table-cell>
          <table:table-cell table:style-name="Calc_20_Text" table:formula="of:=[.$E36] + (1/3)" office:value-type="float" office:value="36.1666666666667" calcext:value-type="float">
            <text:p>36.1666666666667</text:p>
          </table:table-cell>
          <table:table-cell table:style-name="Calc_20_Text" table:formula="of:=[.$E36]" office:value-type="float" office:value="35.8333333333333" calcext:value-type="float">
            <text:p>35.8333333333333</text:p>
          </table:table-cell>
          <table:table-cell table:style-name="Calc_20_Text" table:formula="of:=[.$E36] - (1/3)" office:value-type="float" office:value="35.5" calcext:value-type="float">
            <text:p>35.5</text:p>
          </table:table-cell>
          <table:table-cell table:style-name="Calc_20_Text" table:formula="of:=IF([.H36] &lt; 0; [.H36] + 1; IF([.H36] &gt; 1; [.H36] - 1; [.H36]))" office:value-type="float" office:value="35.1666666666667" calcext:value-type="float">
            <text:p>35.1666666666667</text:p>
          </table:table-cell>
          <table:table-cell table:style-name="Calc_20_Text" table:formula="of:=IF([.I36] &lt; 0; [.I36] + 1; IF([.I36] &gt; 1; [.I36] - 1; [.I36]))" office:value-type="float" office:value="34.8333333333333" calcext:value-type="float">
            <text:p>34.8333333333333</text:p>
          </table:table-cell>
          <table:table-cell table:style-name="Calc_20_Text" table:formula="of:=IF([.J36] &lt; 0; [.J36] + 1; IF([.J36] &gt; 1; [.J36] - 1; [.J36]))" office:value-type="float" office:value="34.5" calcext:value-type="float">
            <text:p>34.5</text:p>
          </table:table-cell>
          <table:table-cell table:style-name="Calc_20_Text" table:formula="of:=IF([.K36] * 6 &lt; 1; [.$G36] + ([.$F36] - [.$G36]) * 6 * [.K36]; IF([.K36] * 2 &lt; 1; [.$F36]; IF([.K36] * 3 &lt; 2; [.$G36] + ([.$F36] - [.$G36]) * (2/3 - [.K36]) * 6; [.$G36])))" office:value-type="float" office:value="-12.4" calcext:value-type="float">
            <text:p>-12.4</text:p>
          </table:table-cell>
          <table:table-cell table:style-name="Calc_20_Text" table:formula="of:=IF([.L36] * 6 &lt; 1; [.$G36] + ([.$F36] - [.$G36]) * 6 * [.L36]; IF([.L36] * 2 &lt; 1; [.$F36]; IF([.L36] * 3 &lt; 2; [.$G36] + ([.$F36] - [.$G36]) * (2/3 - [.L36]) * 6; [.$G36])))" office:value-type="float" office:value="-12.4" calcext:value-type="float">
            <text:p>-12.4</text:p>
          </table:table-cell>
          <table:table-cell table:style-name="Calc_20_Text" table:formula="of:=IF([.M36] * 6 &lt; 1; [.$G36] + ([.$F36] - [.$G36]) * 6 * [.M36]; IF([.M36] * 2 &lt; 1; [.$F36]; IF([.M36] * 3 &lt; 2; [.$G36] + ([.$F36] - [.$G36]) * (2/3 - [.M36]) * 6; [.$G36])))" office:value-type="float" office:value="-12.4" calcext:value-type="float">
            <text:p>-12.4</text:p>
          </table:table-cell>
          <table:table-cell table:style-name="Calc_20_Text" table:formula="of:=IF([.$B36] = 0; ROUND([.$D36] * 255); ROUND([.N36] * 255))" office:value-type="float" office:value="-3162" calcext:value-type="float">
            <text:p>-3162</text:p>
          </table:table-cell>
          <table:table-cell table:style-name="Calc_20_Text" table:formula="of:=IF([.$B36] = 0; ROUND([.$D36] * 255); ROUND([.O36] * 255))" office:value-type="float" office:value="-3162" calcext:value-type="float">
            <text:p>-3162</text:p>
          </table:table-cell>
          <table:table-cell table:style-name="Calc_20_Text" table:formula="of:=IF([.$B36] = 0; ROUND([.$D36] * 255); ROUND([.P36] * 255))" office:value-type="float" office:value="-3162" calcext:value-type="float">
            <text:p>-3162</text:p>
          </table:table-cell>
          <table:table-cell table:number-columns-repeated="2"/>
        </table:table-row>
        <table:table-row table:style-name="ro3">
          <table:table-cell table:formula="of:=[.A36]" office:value-type="float" office:value="215" calcext:value-type="float">
            <text:p>215</text:p>
          </table:table-cell>
          <table:table-cell table:formula="of:=[.B36]" office:value-type="float" office:value="32" calcext:value-type="float">
            <text:p>32</text:p>
          </table:table-cell>
          <table:table-cell table:formula="of:=[.C36]+5" office:value-type="float" office:value="45" calcext:value-type="float">
            <text:p>45</text:p>
          </table:table-cell>
          <table:table-cell table:formula="of:=[.C37]*0.01" office:value-type="float" office:value="0.45" calcext:value-type="float">
            <text:p>0.45</text:p>
          </table:table-cell>
          <table:table-cell table:formula="of:=[.$A37] / 6" office:value-type="float" office:value="35.8333333333333" calcext:value-type="float">
            <text:p>35.8333333333333</text:p>
          </table:table-cell>
          <table:table-cell table:formula="of:=IF([.$D37] &lt; 0.5; [.$D37] * ([.$B37] + 1); ([.$D37] + [.$B37]) - ([.$D37] * [.$B37]))" office:value-type="float" office:value="14.85" calcext:value-type="float">
            <text:p>14.85</text:p>
          </table:table-cell>
          <table:table-cell table:formula="of:=([.$D37] * 2) - [.$F37]" office:value-type="float" office:value="-13.95" calcext:value-type="float">
            <text:p>-13.95</text:p>
          </table:table-cell>
          <table:table-cell table:style-name="Calc_20_Text" table:formula="of:=[.$E37] + (1/3)" office:value-type="float" office:value="36.1666666666667" calcext:value-type="float">
            <text:p>36.1666666666667</text:p>
          </table:table-cell>
          <table:table-cell table:style-name="Calc_20_Text" table:formula="of:=[.$E37]" office:value-type="float" office:value="35.8333333333333" calcext:value-type="float">
            <text:p>35.8333333333333</text:p>
          </table:table-cell>
          <table:table-cell table:style-name="Calc_20_Text" table:formula="of:=[.$E37] - (1/3)" office:value-type="float" office:value="35.5" calcext:value-type="float">
            <text:p>35.5</text:p>
          </table:table-cell>
          <table:table-cell table:style-name="Calc_20_Text" table:formula="of:=IF([.H37] &lt; 0; [.H37] + 1; IF([.H37] &gt; 1; [.H37] - 1; [.H37]))" office:value-type="float" office:value="35.1666666666667" calcext:value-type="float">
            <text:p>35.1666666666667</text:p>
          </table:table-cell>
          <table:table-cell table:style-name="Calc_20_Text" table:formula="of:=IF([.I37] &lt; 0; [.I37] + 1; IF([.I37] &gt; 1; [.I37] - 1; [.I37]))" office:value-type="float" office:value="34.8333333333333" calcext:value-type="float">
            <text:p>34.8333333333333</text:p>
          </table:table-cell>
          <table:table-cell table:style-name="Calc_20_Text" table:formula="of:=IF([.J37] &lt; 0; [.J37] + 1; IF([.J37] &gt; 1; [.J37] - 1; [.J37]))" office:value-type="float" office:value="34.5" calcext:value-type="float">
            <text:p>34.5</text:p>
          </table:table-cell>
          <table:table-cell table:style-name="Calc_20_Text" table:formula="of:=IF([.K37] * 6 &lt; 1; [.$G37] + ([.$F37] - [.$G37]) * 6 * [.K37]; IF([.K37] * 2 &lt; 1; [.$F37]; IF([.K37] * 3 &lt; 2; [.$G37] + ([.$F37] - [.$G37]) * (2/3 - [.K37]) * 6; [.$G37])))" office:value-type="float" office:value="-13.95" calcext:value-type="float">
            <text:p>-13.95</text:p>
          </table:table-cell>
          <table:table-cell table:style-name="Calc_20_Text" table:formula="of:=IF([.L37] * 6 &lt; 1; [.$G37] + ([.$F37] - [.$G37]) * 6 * [.L37]; IF([.L37] * 2 &lt; 1; [.$F37]; IF([.L37] * 3 &lt; 2; [.$G37] + ([.$F37] - [.$G37]) * (2/3 - [.L37]) * 6; [.$G37])))" office:value-type="float" office:value="-13.95" calcext:value-type="float">
            <text:p>-13.95</text:p>
          </table:table-cell>
          <table:table-cell table:style-name="Calc_20_Text" table:formula="of:=IF([.M37] * 6 &lt; 1; [.$G37] + ([.$F37] - [.$G37]) * 6 * [.M37]; IF([.M37] * 2 &lt; 1; [.$F37]; IF([.M37] * 3 &lt; 2; [.$G37] + ([.$F37] - [.$G37]) * (2/3 - [.M37]) * 6; [.$G37])))" office:value-type="float" office:value="-13.95" calcext:value-type="float">
            <text:p>-13.95</text:p>
          </table:table-cell>
          <table:table-cell table:style-name="Calc_20_Text" table:formula="of:=IF([.$B37] = 0; ROUND([.$D37] * 255); ROUND([.N37] * 255))" office:value-type="float" office:value="-3557" calcext:value-type="float">
            <text:p>-3557</text:p>
          </table:table-cell>
          <table:table-cell table:style-name="Calc_20_Text" table:formula="of:=IF([.$B37] = 0; ROUND([.$D37] * 255); ROUND([.O37] * 255))" office:value-type="float" office:value="-3557" calcext:value-type="float">
            <text:p>-3557</text:p>
          </table:table-cell>
          <table:table-cell table:style-name="Calc_20_Text" table:formula="of:=IF([.$B37] = 0; ROUND([.$D37] * 255); ROUND([.P37] * 255))" office:value-type="float" office:value="-3557" calcext:value-type="float">
            <text:p>-3557</text:p>
          </table:table-cell>
          <table:table-cell table:number-columns-repeated="2"/>
        </table:table-row>
        <table:table-row table:style-name="ro3">
          <table:table-cell table:formula="of:=[.A37]" office:value-type="float" office:value="215" calcext:value-type="float">
            <text:p>215</text:p>
          </table:table-cell>
          <table:table-cell table:formula="of:=[.B37]" office:value-type="float" office:value="32" calcext:value-type="float">
            <text:p>32</text:p>
          </table:table-cell>
          <table:table-cell table:formula="of:=[.C37]+5" office:value-type="float" office:value="50" calcext:value-type="float">
            <text:p>50</text:p>
          </table:table-cell>
          <table:table-cell table:formula="of:=[.C38]*0.01" office:value-type="float" office:value="0.5" calcext:value-type="float">
            <text:p>0.5</text:p>
          </table:table-cell>
          <table:table-cell table:formula="of:=[.$A38] / 6" office:value-type="float" office:value="35.8333333333333" calcext:value-type="float">
            <text:p>35.8333333333333</text:p>
          </table:table-cell>
          <table:table-cell table:formula="of:=IF([.$D38] &lt; 0.5; [.$D38] * ([.$B38] + 1); ([.$D38] + [.$B38]) - ([.$D38] * [.$B38]))" office:value-type="float" office:value="16.5" calcext:value-type="float">
            <text:p>16.5</text:p>
          </table:table-cell>
          <table:table-cell table:formula="of:=([.$D38] * 2) - [.$F38]" office:value-type="float" office:value="-15.5" calcext:value-type="float">
            <text:p>-15.5</text:p>
          </table:table-cell>
          <table:table-cell table:style-name="Calc_20_Text" table:formula="of:=[.$E38] + (1/3)" office:value-type="float" office:value="36.1666666666667" calcext:value-type="float">
            <text:p>36.1666666666667</text:p>
          </table:table-cell>
          <table:table-cell table:style-name="Calc_20_Text" table:formula="of:=[.$E38]" office:value-type="float" office:value="35.8333333333333" calcext:value-type="float">
            <text:p>35.8333333333333</text:p>
          </table:table-cell>
          <table:table-cell table:style-name="Calc_20_Text" table:formula="of:=[.$E38] - (1/3)" office:value-type="float" office:value="35.5" calcext:value-type="float">
            <text:p>35.5</text:p>
          </table:table-cell>
          <table:table-cell table:style-name="Calc_20_Text" table:formula="of:=IF([.H38] &lt; 0; [.H38] + 1; IF([.H38] &gt; 1; [.H38] - 1; [.H38]))" office:value-type="float" office:value="35.1666666666667" calcext:value-type="float">
            <text:p>35.1666666666667</text:p>
          </table:table-cell>
          <table:table-cell table:style-name="Calc_20_Text" table:formula="of:=IF([.I38] &lt; 0; [.I38] + 1; IF([.I38] &gt; 1; [.I38] - 1; [.I38]))" office:value-type="float" office:value="34.8333333333333" calcext:value-type="float">
            <text:p>34.8333333333333</text:p>
          </table:table-cell>
          <table:table-cell table:style-name="Calc_20_Text" table:formula="of:=IF([.J38] &lt; 0; [.J38] + 1; IF([.J38] &gt; 1; [.J38] - 1; [.J38]))" office:value-type="float" office:value="34.5" calcext:value-type="float">
            <text:p>34.5</text:p>
          </table:table-cell>
          <table:table-cell table:style-name="Calc_20_Text" table:formula="of:=IF([.K38] * 6 &lt; 1; [.$G38] + ([.$F38] - [.$G38]) * 6 * [.K38]; IF([.K38] * 2 &lt; 1; [.$F38]; IF([.K38] * 3 &lt; 2; [.$G38] + ([.$F38] - [.$G38]) * (2/3 - [.K38]) * 6; [.$G38])))" office:value-type="float" office:value="-15.5" calcext:value-type="float">
            <text:p>-15.5</text:p>
          </table:table-cell>
          <table:table-cell table:style-name="Calc_20_Text" table:formula="of:=IF([.L38] * 6 &lt; 1; [.$G38] + ([.$F38] - [.$G38]) * 6 * [.L38]; IF([.L38] * 2 &lt; 1; [.$F38]; IF([.L38] * 3 &lt; 2; [.$G38] + ([.$F38] - [.$G38]) * (2/3 - [.L38]) * 6; [.$G38])))" office:value-type="float" office:value="-15.5" calcext:value-type="float">
            <text:p>-15.5</text:p>
          </table:table-cell>
          <table:table-cell table:style-name="Calc_20_Text" table:formula="of:=IF([.M38] * 6 &lt; 1; [.$G38] + ([.$F38] - [.$G38]) * 6 * [.M38]; IF([.M38] * 2 &lt; 1; [.$F38]; IF([.M38] * 3 &lt; 2; [.$G38] + ([.$F38] - [.$G38]) * (2/3 - [.M38]) * 6; [.$G38])))" office:value-type="float" office:value="-15.5" calcext:value-type="float">
            <text:p>-15.5</text:p>
          </table:table-cell>
          <table:table-cell table:style-name="Calc_20_Text" table:formula="of:=IF([.$B38] = 0; ROUND([.$D38] * 255); ROUND([.N38] * 255))" office:value-type="float" office:value="-3953" calcext:value-type="float">
            <text:p>-3953</text:p>
          </table:table-cell>
          <table:table-cell table:style-name="Calc_20_Text" table:formula="of:=IF([.$B38] = 0; ROUND([.$D38] * 255); ROUND([.O38] * 255))" office:value-type="float" office:value="-3953" calcext:value-type="float">
            <text:p>-3953</text:p>
          </table:table-cell>
          <table:table-cell table:style-name="Calc_20_Text" table:formula="of:=IF([.$B38] = 0; ROUND([.$D38] * 255); ROUND([.P38] * 255))" office:value-type="float" office:value="-3953" calcext:value-type="float">
            <text:p>-3953</text:p>
          </table:table-cell>
          <table:table-cell table:number-columns-repeated="2"/>
        </table:table-row>
        <table:table-row table:style-name="ro3">
          <table:table-cell table:formula="of:=[.A38]" office:value-type="float" office:value="215" calcext:value-type="float">
            <text:p>215</text:p>
          </table:table-cell>
          <table:table-cell table:formula="of:=[.B38]" office:value-type="float" office:value="32" calcext:value-type="float">
            <text:p>32</text:p>
          </table:table-cell>
          <table:table-cell table:formula="of:=[.C38]+5" office:value-type="float" office:value="55" calcext:value-type="float">
            <text:p>55</text:p>
          </table:table-cell>
          <table:table-cell table:formula="of:=[.C39]*0.01" office:value-type="float" office:value="0.55" calcext:value-type="float">
            <text:p>0.55</text:p>
          </table:table-cell>
          <table:table-cell table:formula="of:=[.$A39] / 6" office:value-type="float" office:value="35.8333333333333" calcext:value-type="float">
            <text:p>35.8333333333333</text:p>
          </table:table-cell>
          <table:table-cell table:formula="of:=IF([.$D39] &lt; 0.5; [.$D39] * ([.$B39] + 1); ([.$D39] + [.$B39]) - ([.$D39] * [.$B39]))" office:value-type="float" office:value="14.95" calcext:value-type="float">
            <text:p>14.95</text:p>
          </table:table-cell>
          <table:table-cell table:formula="of:=([.$D39] * 2) - [.$F39]" office:value-type="float" office:value="-13.85" calcext:value-type="float">
            <text:p>-13.85</text:p>
          </table:table-cell>
          <table:table-cell table:style-name="Calc_20_Text" table:formula="of:=[.$E39] + (1/3)" office:value-type="float" office:value="36.1666666666667" calcext:value-type="float">
            <text:p>36.1666666666667</text:p>
          </table:table-cell>
          <table:table-cell table:style-name="Calc_20_Text" table:formula="of:=[.$E39]" office:value-type="float" office:value="35.8333333333333" calcext:value-type="float">
            <text:p>35.8333333333333</text:p>
          </table:table-cell>
          <table:table-cell table:style-name="Calc_20_Text" table:formula="of:=[.$E39] - (1/3)" office:value-type="float" office:value="35.5" calcext:value-type="float">
            <text:p>35.5</text:p>
          </table:table-cell>
          <table:table-cell table:style-name="Calc_20_Text" table:formula="of:=IF([.H39] &lt; 0; [.H39] + 1; IF([.H39] &gt; 1; [.H39] - 1; [.H39]))" office:value-type="float" office:value="35.1666666666667" calcext:value-type="float">
            <text:p>35.1666666666667</text:p>
          </table:table-cell>
          <table:table-cell table:style-name="Calc_20_Text" table:formula="of:=IF([.I39] &lt; 0; [.I39] + 1; IF([.I39] &gt; 1; [.I39] - 1; [.I39]))" office:value-type="float" office:value="34.8333333333333" calcext:value-type="float">
            <text:p>34.8333333333333</text:p>
          </table:table-cell>
          <table:table-cell table:style-name="Calc_20_Text" table:formula="of:=IF([.J39] &lt; 0; [.J39] + 1; IF([.J39] &gt; 1; [.J39] - 1; [.J39]))" office:value-type="float" office:value="34.5" calcext:value-type="float">
            <text:p>34.5</text:p>
          </table:table-cell>
          <table:table-cell table:style-name="Calc_20_Text" table:formula="of:=IF([.K39] * 6 &lt; 1; [.$G39] + ([.$F39] - [.$G39]) * 6 * [.K39]; IF([.K39] * 2 &lt; 1; [.$F39]; IF([.K39] * 3 &lt; 2; [.$G39] + ([.$F39] - [.$G39]) * (2/3 - [.K39]) * 6; [.$G39])))" office:value-type="float" office:value="-13.85" calcext:value-type="float">
            <text:p>-13.85</text:p>
          </table:table-cell>
          <table:table-cell table:style-name="Calc_20_Text" table:formula="of:=IF([.L39] * 6 &lt; 1; [.$G39] + ([.$F39] - [.$G39]) * 6 * [.L39]; IF([.L39] * 2 &lt; 1; [.$F39]; IF([.L39] * 3 &lt; 2; [.$G39] + ([.$F39] - [.$G39]) * (2/3 - [.L39]) * 6; [.$G39])))" office:value-type="float" office:value="-13.85" calcext:value-type="float">
            <text:p>-13.85</text:p>
          </table:table-cell>
          <table:table-cell table:style-name="Calc_20_Text" table:formula="of:=IF([.M39] * 6 &lt; 1; [.$G39] + ([.$F39] - [.$G39]) * 6 * [.M39]; IF([.M39] * 2 &lt; 1; [.$F39]; IF([.M39] * 3 &lt; 2; [.$G39] + ([.$F39] - [.$G39]) * (2/3 - [.M39]) * 6; [.$G39])))" office:value-type="float" office:value="-13.85" calcext:value-type="float">
            <text:p>-13.85</text:p>
          </table:table-cell>
          <table:table-cell table:style-name="Calc_20_Text" table:formula="of:=IF([.$B39] = 0; ROUND([.$D39] * 255); ROUND([.N39] * 255))" office:value-type="float" office:value="-3532" calcext:value-type="float">
            <text:p>-3532</text:p>
          </table:table-cell>
          <table:table-cell table:style-name="Calc_20_Text" table:formula="of:=IF([.$B39] = 0; ROUND([.$D39] * 255); ROUND([.O39] * 255))" office:value-type="float" office:value="-3532" calcext:value-type="float">
            <text:p>-3532</text:p>
          </table:table-cell>
          <table:table-cell table:style-name="Calc_20_Text" table:formula="of:=IF([.$B39] = 0; ROUND([.$D39] * 255); ROUND([.P39] * 255))" office:value-type="float" office:value="-3532" calcext:value-type="float">
            <text:p>-3532</text:p>
          </table:table-cell>
          <table:table-cell table:number-columns-repeated="2"/>
        </table:table-row>
        <table:table-row table:style-name="ro3">
          <table:table-cell table:formula="of:=[.A39]" office:value-type="float" office:value="215" calcext:value-type="float">
            <text:p>215</text:p>
          </table:table-cell>
          <table:table-cell table:formula="of:=[.B39]" office:value-type="float" office:value="32" calcext:value-type="float">
            <text:p>32</text:p>
          </table:table-cell>
          <table:table-cell table:formula="of:=[.C39]+5" office:value-type="float" office:value="60" calcext:value-type="float">
            <text:p>60</text:p>
          </table:table-cell>
          <table:table-cell table:formula="of:=[.C40]*0.01" office:value-type="float" office:value="0.6" calcext:value-type="float">
            <text:p>0.6</text:p>
          </table:table-cell>
          <table:table-cell table:formula="of:=[.$A40] / 6" office:value-type="float" office:value="35.8333333333333" calcext:value-type="float">
            <text:p>35.8333333333333</text:p>
          </table:table-cell>
          <table:table-cell table:formula="of:=IF([.$D40] &lt; 0.5; [.$D40] * ([.$B40] + 1); ([.$D40] + [.$B40]) - ([.$D40] * [.$B40]))" office:value-type="float" office:value="13.4" calcext:value-type="float">
            <text:p>13.4</text:p>
          </table:table-cell>
          <table:table-cell table:formula="of:=([.$D40] * 2) - [.$F40]" office:value-type="float" office:value="-12.2" calcext:value-type="float">
            <text:p>-12.2</text:p>
          </table:table-cell>
          <table:table-cell table:style-name="Calc_20_Text" table:formula="of:=[.$E40] + (1/3)" office:value-type="float" office:value="36.1666666666667" calcext:value-type="float">
            <text:p>36.1666666666667</text:p>
          </table:table-cell>
          <table:table-cell table:style-name="Calc_20_Text" table:formula="of:=[.$E40]" office:value-type="float" office:value="35.8333333333333" calcext:value-type="float">
            <text:p>35.8333333333333</text:p>
          </table:table-cell>
          <table:table-cell table:style-name="Calc_20_Text" table:formula="of:=[.$E40] - (1/3)" office:value-type="float" office:value="35.5" calcext:value-type="float">
            <text:p>35.5</text:p>
          </table:table-cell>
          <table:table-cell table:style-name="Calc_20_Text" table:formula="of:=IF([.H40] &lt; 0; [.H40] + 1; IF([.H40] &gt; 1; [.H40] - 1; [.H40]))" office:value-type="float" office:value="35.1666666666667" calcext:value-type="float">
            <text:p>35.1666666666667</text:p>
          </table:table-cell>
          <table:table-cell table:style-name="Calc_20_Text" table:formula="of:=IF([.I40] &lt; 0; [.I40] + 1; IF([.I40] &gt; 1; [.I40] - 1; [.I40]))" office:value-type="float" office:value="34.8333333333333" calcext:value-type="float">
            <text:p>34.8333333333333</text:p>
          </table:table-cell>
          <table:table-cell table:style-name="Calc_20_Text" table:formula="of:=IF([.J40] &lt; 0; [.J40] + 1; IF([.J40] &gt; 1; [.J40] - 1; [.J40]))" office:value-type="float" office:value="34.5" calcext:value-type="float">
            <text:p>34.5</text:p>
          </table:table-cell>
          <table:table-cell table:style-name="Calc_20_Text" table:formula="of:=IF([.K40] * 6 &lt; 1; [.$G40] + ([.$F40] - [.$G40]) * 6 * [.K40]; IF([.K40] * 2 &lt; 1; [.$F40]; IF([.K40] * 3 &lt; 2; [.$G40] + ([.$F40] - [.$G40]) * (2/3 - [.K40]) * 6; [.$G40])))" office:value-type="float" office:value="-12.2" calcext:value-type="float">
            <text:p>-12.2</text:p>
          </table:table-cell>
          <table:table-cell table:style-name="Calc_20_Text" table:formula="of:=IF([.L40] * 6 &lt; 1; [.$G40] + ([.$F40] - [.$G40]) * 6 * [.L40]; IF([.L40] * 2 &lt; 1; [.$F40]; IF([.L40] * 3 &lt; 2; [.$G40] + ([.$F40] - [.$G40]) * (2/3 - [.L40]) * 6; [.$G40])))" office:value-type="float" office:value="-12.2" calcext:value-type="float">
            <text:p>-12.2</text:p>
          </table:table-cell>
          <table:table-cell table:style-name="Calc_20_Text" table:formula="of:=IF([.M40] * 6 &lt; 1; [.$G40] + ([.$F40] - [.$G40]) * 6 * [.M40]; IF([.M40] * 2 &lt; 1; [.$F40]; IF([.M40] * 3 &lt; 2; [.$G40] + ([.$F40] - [.$G40]) * (2/3 - [.M40]) * 6; [.$G40])))" office:value-type="float" office:value="-12.2" calcext:value-type="float">
            <text:p>-12.2</text:p>
          </table:table-cell>
          <table:table-cell table:style-name="Calc_20_Text" table:formula="of:=IF([.$B40] = 0; ROUND([.$D40] * 255); ROUND([.N40] * 255))" office:value-type="float" office:value="-3111" calcext:value-type="float">
            <text:p>-3111</text:p>
          </table:table-cell>
          <table:table-cell table:style-name="Calc_20_Text" table:formula="of:=IF([.$B40] = 0; ROUND([.$D40] * 255); ROUND([.O40] * 255))" office:value-type="float" office:value="-3111" calcext:value-type="float">
            <text:p>-3111</text:p>
          </table:table-cell>
          <table:table-cell table:style-name="Calc_20_Text" table:formula="of:=IF([.$B40] = 0; ROUND([.$D40] * 255); ROUND([.P40] * 255))" office:value-type="float" office:value="-3111" calcext:value-type="float">
            <text:p>-3111</text:p>
          </table:table-cell>
          <table:table-cell table:number-columns-repeated="2"/>
        </table:table-row>
        <table:table-row table:style-name="ro3">
          <table:table-cell table:formula="of:=[.A40]" office:value-type="float" office:value="215" calcext:value-type="float">
            <text:p>215</text:p>
          </table:table-cell>
          <table:table-cell table:formula="of:=[.B40]" office:value-type="float" office:value="32" calcext:value-type="float">
            <text:p>32</text:p>
          </table:table-cell>
          <table:table-cell table:formula="of:=[.C40]+5" office:value-type="float" office:value="65" calcext:value-type="float">
            <text:p>65</text:p>
          </table:table-cell>
          <table:table-cell table:formula="of:=[.C41]*0.01" office:value-type="float" office:value="0.65" calcext:value-type="float">
            <text:p>0.65</text:p>
          </table:table-cell>
          <table:table-cell table:formula="of:=[.$A41] / 6" office:value-type="float" office:value="35.8333333333333" calcext:value-type="float">
            <text:p>35.8333333333333</text:p>
          </table:table-cell>
          <table:table-cell table:formula="of:=IF([.$D41] &lt; 0.5; [.$D41] * ([.$B41] + 1); ([.$D41] + [.$B41]) - ([.$D41] * [.$B41]))" office:value-type="float" office:value="11.85" calcext:value-type="float">
            <text:p>11.85</text:p>
          </table:table-cell>
          <table:table-cell table:formula="of:=([.$D41] * 2) - [.$F41]" office:value-type="float" office:value="-10.55" calcext:value-type="float">
            <text:p>-10.55</text:p>
          </table:table-cell>
          <table:table-cell table:style-name="Calc_20_Text" table:formula="of:=[.$E41] + (1/3)" office:value-type="float" office:value="36.1666666666667" calcext:value-type="float">
            <text:p>36.1666666666667</text:p>
          </table:table-cell>
          <table:table-cell table:style-name="Calc_20_Text" table:formula="of:=[.$E41]" office:value-type="float" office:value="35.8333333333333" calcext:value-type="float">
            <text:p>35.8333333333333</text:p>
          </table:table-cell>
          <table:table-cell table:style-name="Calc_20_Text" table:formula="of:=[.$E41] - (1/3)" office:value-type="float" office:value="35.5" calcext:value-type="float">
            <text:p>35.5</text:p>
          </table:table-cell>
          <table:table-cell table:style-name="Calc_20_Text" table:formula="of:=IF([.H41] &lt; 0; [.H41] + 1; IF([.H41] &gt; 1; [.H41] - 1; [.H41]))" office:value-type="float" office:value="35.1666666666667" calcext:value-type="float">
            <text:p>35.1666666666667</text:p>
          </table:table-cell>
          <table:table-cell table:style-name="Calc_20_Text" table:formula="of:=IF([.I41] &lt; 0; [.I41] + 1; IF([.I41] &gt; 1; [.I41] - 1; [.I41]))" office:value-type="float" office:value="34.8333333333333" calcext:value-type="float">
            <text:p>34.8333333333333</text:p>
          </table:table-cell>
          <table:table-cell table:style-name="Calc_20_Text" table:formula="of:=IF([.J41] &lt; 0; [.J41] + 1; IF([.J41] &gt; 1; [.J41] - 1; [.J41]))" office:value-type="float" office:value="34.5" calcext:value-type="float">
            <text:p>34.5</text:p>
          </table:table-cell>
          <table:table-cell table:style-name="Calc_20_Text" table:formula="of:=IF([.K41] * 6 &lt; 1; [.$G41] + ([.$F41] - [.$G41]) * 6 * [.K41]; IF([.K41] * 2 &lt; 1; [.$F41]; IF([.K41] * 3 &lt; 2; [.$G41] + ([.$F41] - [.$G41]) * (2/3 - [.K41]) * 6; [.$G41])))" office:value-type="float" office:value="-10.55" calcext:value-type="float">
            <text:p>-10.55</text:p>
          </table:table-cell>
          <table:table-cell table:style-name="Calc_20_Text" table:formula="of:=IF([.L41] * 6 &lt; 1; [.$G41] + ([.$F41] - [.$G41]) * 6 * [.L41]; IF([.L41] * 2 &lt; 1; [.$F41]; IF([.L41] * 3 &lt; 2; [.$G41] + ([.$F41] - [.$G41]) * (2/3 - [.L41]) * 6; [.$G41])))" office:value-type="float" office:value="-10.55" calcext:value-type="float">
            <text:p>-10.55</text:p>
          </table:table-cell>
          <table:table-cell table:style-name="Calc_20_Text" table:formula="of:=IF([.M41] * 6 &lt; 1; [.$G41] + ([.$F41] - [.$G41]) * 6 * [.M41]; IF([.M41] * 2 &lt; 1; [.$F41]; IF([.M41] * 3 &lt; 2; [.$G41] + ([.$F41] - [.$G41]) * (2/3 - [.M41]) * 6; [.$G41])))" office:value-type="float" office:value="-10.55" calcext:value-type="float">
            <text:p>-10.55</text:p>
          </table:table-cell>
          <table:table-cell table:style-name="Calc_20_Text" table:formula="of:=IF([.$B41] = 0; ROUND([.$D41] * 255); ROUND([.N41] * 255))" office:value-type="float" office:value="-2690" calcext:value-type="float">
            <text:p>-2690</text:p>
          </table:table-cell>
          <table:table-cell table:style-name="Calc_20_Text" table:formula="of:=IF([.$B41] = 0; ROUND([.$D41] * 255); ROUND([.O41] * 255))" office:value-type="float" office:value="-2690" calcext:value-type="float">
            <text:p>-2690</text:p>
          </table:table-cell>
          <table:table-cell table:style-name="Calc_20_Text" table:formula="of:=IF([.$B41] = 0; ROUND([.$D41] * 255); ROUND([.P41] * 255))" office:value-type="float" office:value="-2690" calcext:value-type="float">
            <text:p>-2690</text:p>
          </table:table-cell>
          <table:table-cell table:number-columns-repeated="2"/>
        </table:table-row>
        <table:table-row table:style-name="ro3">
          <table:table-cell table:formula="of:=[.A41]" office:value-type="float" office:value="215" calcext:value-type="float">
            <text:p>215</text:p>
          </table:table-cell>
          <table:table-cell table:formula="of:=[.B41]" office:value-type="float" office:value="32" calcext:value-type="float">
            <text:p>32</text:p>
          </table:table-cell>
          <table:table-cell table:formula="of:=[.C41]+5" office:value-type="float" office:value="70" calcext:value-type="float">
            <text:p>70</text:p>
          </table:table-cell>
          <table:table-cell table:formula="of:=[.C42]*0.01" office:value-type="float" office:value="0.7" calcext:value-type="float">
            <text:p>0.7</text:p>
          </table:table-cell>
          <table:table-cell table:formula="of:=[.$A42] / 6" office:value-type="float" office:value="35.8333333333333" calcext:value-type="float">
            <text:p>35.8333333333333</text:p>
          </table:table-cell>
          <table:table-cell table:formula="of:=IF([.$D42] &lt; 0.5; [.$D42] * ([.$B42] + 1); ([.$D42] + [.$B42]) - ([.$D42] * [.$B42]))" office:value-type="float" office:value="10.3" calcext:value-type="float">
            <text:p>10.3</text:p>
          </table:table-cell>
          <table:table-cell table:formula="of:=([.$D42] * 2) - [.$F42]" office:value-type="float" office:value="-8.9" calcext:value-type="float">
            <text:p>-8.9</text:p>
          </table:table-cell>
          <table:table-cell table:style-name="Calc_20_Text" table:formula="of:=[.$E42] + (1/3)" office:value-type="float" office:value="36.1666666666667" calcext:value-type="float">
            <text:p>36.1666666666667</text:p>
          </table:table-cell>
          <table:table-cell table:style-name="Calc_20_Text" table:formula="of:=[.$E42]" office:value-type="float" office:value="35.8333333333333" calcext:value-type="float">
            <text:p>35.8333333333333</text:p>
          </table:table-cell>
          <table:table-cell table:style-name="Calc_20_Text" table:formula="of:=[.$E42] - (1/3)" office:value-type="float" office:value="35.5" calcext:value-type="float">
            <text:p>35.5</text:p>
          </table:table-cell>
          <table:table-cell table:style-name="Calc_20_Text" table:formula="of:=IF([.H42] &lt; 0; [.H42] + 1; IF([.H42] &gt; 1; [.H42] - 1; [.H42]))" office:value-type="float" office:value="35.1666666666667" calcext:value-type="float">
            <text:p>35.1666666666667</text:p>
          </table:table-cell>
          <table:table-cell table:style-name="Calc_20_Text" table:formula="of:=IF([.I42] &lt; 0; [.I42] + 1; IF([.I42] &gt; 1; [.I42] - 1; [.I42]))" office:value-type="float" office:value="34.8333333333333" calcext:value-type="float">
            <text:p>34.8333333333333</text:p>
          </table:table-cell>
          <table:table-cell table:style-name="Calc_20_Text" table:formula="of:=IF([.J42] &lt; 0; [.J42] + 1; IF([.J42] &gt; 1; [.J42] - 1; [.J42]))" office:value-type="float" office:value="34.5" calcext:value-type="float">
            <text:p>34.5</text:p>
          </table:table-cell>
          <table:table-cell table:style-name="Calc_20_Text" table:formula="of:=IF([.K42] * 6 &lt; 1; [.$G42] + ([.$F42] - [.$G42]) * 6 * [.K42]; IF([.K42] * 2 &lt; 1; [.$F42]; IF([.K42] * 3 &lt; 2; [.$G42] + ([.$F42] - [.$G42]) * (2/3 - [.K42]) * 6; [.$G42])))" office:value-type="float" office:value="-8.9" calcext:value-type="float">
            <text:p>-8.9</text:p>
          </table:table-cell>
          <table:table-cell table:style-name="Calc_20_Text" table:formula="of:=IF([.L42] * 6 &lt; 1; [.$G42] + ([.$F42] - [.$G42]) * 6 * [.L42]; IF([.L42] * 2 &lt; 1; [.$F42]; IF([.L42] * 3 &lt; 2; [.$G42] + ([.$F42] - [.$G42]) * (2/3 - [.L42]) * 6; [.$G42])))" office:value-type="float" office:value="-8.9" calcext:value-type="float">
            <text:p>-8.9</text:p>
          </table:table-cell>
          <table:table-cell table:style-name="Calc_20_Text" table:formula="of:=IF([.M42] * 6 &lt; 1; [.$G42] + ([.$F42] - [.$G42]) * 6 * [.M42]; IF([.M42] * 2 &lt; 1; [.$F42]; IF([.M42] * 3 &lt; 2; [.$G42] + ([.$F42] - [.$G42]) * (2/3 - [.M42]) * 6; [.$G42])))" office:value-type="float" office:value="-8.9" calcext:value-type="float">
            <text:p>-8.9</text:p>
          </table:table-cell>
          <table:table-cell table:style-name="Calc_20_Text" table:formula="of:=IF([.$B42] = 0; ROUND([.$D42] * 255); ROUND([.N42] * 255))" office:value-type="float" office:value="-2270" calcext:value-type="float">
            <text:p>-2270</text:p>
          </table:table-cell>
          <table:table-cell table:style-name="Calc_20_Text" table:formula="of:=IF([.$B42] = 0; ROUND([.$D42] * 255); ROUND([.O42] * 255))" office:value-type="float" office:value="-2270" calcext:value-type="float">
            <text:p>-2270</text:p>
          </table:table-cell>
          <table:table-cell table:style-name="Calc_20_Text" table:formula="of:=IF([.$B42] = 0; ROUND([.$D42] * 255); ROUND([.P42] * 255))" office:value-type="float" office:value="-2270" calcext:value-type="float">
            <text:p>-2270</text:p>
          </table:table-cell>
          <table:table-cell table:number-columns-repeated="2"/>
        </table:table-row>
        <table:table-row table:style-name="ro3">
          <table:table-cell table:formula="of:=[.A42]" office:value-type="float" office:value="215" calcext:value-type="float">
            <text:p>215</text:p>
          </table:table-cell>
          <table:table-cell table:formula="of:=[.B42]" office:value-type="float" office:value="32" calcext:value-type="float">
            <text:p>32</text:p>
          </table:table-cell>
          <table:table-cell table:formula="of:=[.C42]+5" office:value-type="float" office:value="75" calcext:value-type="float">
            <text:p>75</text:p>
          </table:table-cell>
          <table:table-cell table:formula="of:=[.C43]*0.01" office:value-type="float" office:value="0.75" calcext:value-type="float">
            <text:p>0.75</text:p>
          </table:table-cell>
          <table:table-cell table:formula="of:=[.$A43] / 6" office:value-type="float" office:value="35.8333333333333" calcext:value-type="float">
            <text:p>35.8333333333333</text:p>
          </table:table-cell>
          <table:table-cell table:formula="of:=IF([.$D43] &lt; 0.5; [.$D43] * ([.$B43] + 1); ([.$D43] + [.$B43]) - ([.$D43] * [.$B43]))" office:value-type="float" office:value="8.75" calcext:value-type="float">
            <text:p>8.75</text:p>
          </table:table-cell>
          <table:table-cell table:formula="of:=([.$D43] * 2) - [.$F43]" office:value-type="float" office:value="-7.25" calcext:value-type="float">
            <text:p>-7.25</text:p>
          </table:table-cell>
          <table:table-cell table:style-name="Calc_20_Text" table:formula="of:=[.$E43] + (1/3)" office:value-type="float" office:value="36.1666666666667" calcext:value-type="float">
            <text:p>36.1666666666667</text:p>
          </table:table-cell>
          <table:table-cell table:style-name="Calc_20_Text" table:formula="of:=[.$E43]" office:value-type="float" office:value="35.8333333333333" calcext:value-type="float">
            <text:p>35.8333333333333</text:p>
          </table:table-cell>
          <table:table-cell table:style-name="Calc_20_Text" table:formula="of:=[.$E43] - (1/3)" office:value-type="float" office:value="35.5" calcext:value-type="float">
            <text:p>35.5</text:p>
          </table:table-cell>
          <table:table-cell table:style-name="Calc_20_Text" table:formula="of:=IF([.H43] &lt; 0; [.H43] + 1; IF([.H43] &gt; 1; [.H43] - 1; [.H43]))" office:value-type="float" office:value="35.1666666666667" calcext:value-type="float">
            <text:p>35.1666666666667</text:p>
          </table:table-cell>
          <table:table-cell table:style-name="Calc_20_Text" table:formula="of:=IF([.I43] &lt; 0; [.I43] + 1; IF([.I43] &gt; 1; [.I43] - 1; [.I43]))" office:value-type="float" office:value="34.8333333333333" calcext:value-type="float">
            <text:p>34.8333333333333</text:p>
          </table:table-cell>
          <table:table-cell table:style-name="Calc_20_Text" table:formula="of:=IF([.J43] &lt; 0; [.J43] + 1; IF([.J43] &gt; 1; [.J43] - 1; [.J43]))" office:value-type="float" office:value="34.5" calcext:value-type="float">
            <text:p>34.5</text:p>
          </table:table-cell>
          <table:table-cell table:style-name="Calc_20_Text" table:formula="of:=IF([.K43] * 6 &lt; 1; [.$G43] + ([.$F43] - [.$G43]) * 6 * [.K43]; IF([.K43] * 2 &lt; 1; [.$F43]; IF([.K43] * 3 &lt; 2; [.$G43] + ([.$F43] - [.$G43]) * (2/3 - [.K43]) * 6; [.$G43])))" office:value-type="float" office:value="-7.25" calcext:value-type="float">
            <text:p>-7.25</text:p>
          </table:table-cell>
          <table:table-cell table:style-name="Calc_20_Text" table:formula="of:=IF([.L43] * 6 &lt; 1; [.$G43] + ([.$F43] - [.$G43]) * 6 * [.L43]; IF([.L43] * 2 &lt; 1; [.$F43]; IF([.L43] * 3 &lt; 2; [.$G43] + ([.$F43] - [.$G43]) * (2/3 - [.L43]) * 6; [.$G43])))" office:value-type="float" office:value="-7.25" calcext:value-type="float">
            <text:p>-7.25</text:p>
          </table:table-cell>
          <table:table-cell table:style-name="Calc_20_Text" table:formula="of:=IF([.M43] * 6 &lt; 1; [.$G43] + ([.$F43] - [.$G43]) * 6 * [.M43]; IF([.M43] * 2 &lt; 1; [.$F43]; IF([.M43] * 3 &lt; 2; [.$G43] + ([.$F43] - [.$G43]) * (2/3 - [.M43]) * 6; [.$G43])))" office:value-type="float" office:value="-7.25" calcext:value-type="float">
            <text:p>-7.25</text:p>
          </table:table-cell>
          <table:table-cell table:style-name="Calc_20_Text" table:formula="of:=IF([.$B43] = 0; ROUND([.$D43] * 255); ROUND([.N43] * 255))" office:value-type="float" office:value="-1849" calcext:value-type="float">
            <text:p>-1849</text:p>
          </table:table-cell>
          <table:table-cell table:style-name="Calc_20_Text" table:formula="of:=IF([.$B43] = 0; ROUND([.$D43] * 255); ROUND([.O43] * 255))" office:value-type="float" office:value="-1849" calcext:value-type="float">
            <text:p>-1849</text:p>
          </table:table-cell>
          <table:table-cell table:style-name="Calc_20_Text" table:formula="of:=IF([.$B43] = 0; ROUND([.$D43] * 255); ROUND([.P43] * 255))" office:value-type="float" office:value="-1849" calcext:value-type="float">
            <text:p>-1849</text:p>
          </table:table-cell>
          <table:table-cell table:number-columns-repeated="2"/>
        </table:table-row>
        <table:table-row table:style-name="ro3">
          <table:table-cell table:formula="of:=[.A43]" office:value-type="float" office:value="215" calcext:value-type="float">
            <text:p>215</text:p>
          </table:table-cell>
          <table:table-cell table:formula="of:=[.B43]" office:value-type="float" office:value="32" calcext:value-type="float">
            <text:p>32</text:p>
          </table:table-cell>
          <table:table-cell table:formula="of:=[.C43]+5" office:value-type="float" office:value="80" calcext:value-type="float">
            <text:p>80</text:p>
          </table:table-cell>
          <table:table-cell table:formula="of:=[.C44]*0.01" office:value-type="float" office:value="0.8" calcext:value-type="float">
            <text:p>0.8</text:p>
          </table:table-cell>
          <table:table-cell table:formula="of:=[.$A44] / 6" office:value-type="float" office:value="35.8333333333333" calcext:value-type="float">
            <text:p>35.8333333333333</text:p>
          </table:table-cell>
          <table:table-cell table:formula="of:=IF([.$D44] &lt; 0.5; [.$D44] * ([.$B44] + 1); ([.$D44] + [.$B44]) - ([.$D44] * [.$B44]))" office:value-type="float" office:value="7.2" calcext:value-type="float">
            <text:p>7.2</text:p>
          </table:table-cell>
          <table:table-cell table:formula="of:=([.$D44] * 2) - [.$F44]" office:value-type="float" office:value="-5.6" calcext:value-type="float">
            <text:p>-5.6</text:p>
          </table:table-cell>
          <table:table-cell table:style-name="Calc_20_Text" table:formula="of:=[.$E44] + (1/3)" office:value-type="float" office:value="36.1666666666667" calcext:value-type="float">
            <text:p>36.1666666666667</text:p>
          </table:table-cell>
          <table:table-cell table:style-name="Calc_20_Text" table:formula="of:=[.$E44]" office:value-type="float" office:value="35.8333333333333" calcext:value-type="float">
            <text:p>35.8333333333333</text:p>
          </table:table-cell>
          <table:table-cell table:style-name="Calc_20_Text" table:formula="of:=[.$E44] - (1/3)" office:value-type="float" office:value="35.5" calcext:value-type="float">
            <text:p>35.5</text:p>
          </table:table-cell>
          <table:table-cell table:style-name="Calc_20_Text" table:formula="of:=IF([.H44] &lt; 0; [.H44] + 1; IF([.H44] &gt; 1; [.H44] - 1; [.H44]))" office:value-type="float" office:value="35.1666666666667" calcext:value-type="float">
            <text:p>35.1666666666667</text:p>
          </table:table-cell>
          <table:table-cell table:style-name="Calc_20_Text" table:formula="of:=IF([.I44] &lt; 0; [.I44] + 1; IF([.I44] &gt; 1; [.I44] - 1; [.I44]))" office:value-type="float" office:value="34.8333333333333" calcext:value-type="float">
            <text:p>34.8333333333333</text:p>
          </table:table-cell>
          <table:table-cell table:style-name="Calc_20_Text" table:formula="of:=IF([.J44] &lt; 0; [.J44] + 1; IF([.J44] &gt; 1; [.J44] - 1; [.J44]))" office:value-type="float" office:value="34.5" calcext:value-type="float">
            <text:p>34.5</text:p>
          </table:table-cell>
          <table:table-cell table:style-name="Calc_20_Text" table:formula="of:=IF([.K44] * 6 &lt; 1; [.$G44] + ([.$F44] - [.$G44]) * 6 * [.K44]; IF([.K44] * 2 &lt; 1; [.$F44]; IF([.K44] * 3 &lt; 2; [.$G44] + ([.$F44] - [.$G44]) * (2/3 - [.K44]) * 6; [.$G44])))" office:value-type="float" office:value="-5.6" calcext:value-type="float">
            <text:p>-5.6</text:p>
          </table:table-cell>
          <table:table-cell table:style-name="Calc_20_Text" table:formula="of:=IF([.L44] * 6 &lt; 1; [.$G44] + ([.$F44] - [.$G44]) * 6 * [.L44]; IF([.L44] * 2 &lt; 1; [.$F44]; IF([.L44] * 3 &lt; 2; [.$G44] + ([.$F44] - [.$G44]) * (2/3 - [.L44]) * 6; [.$G44])))" office:value-type="float" office:value="-5.6" calcext:value-type="float">
            <text:p>-5.6</text:p>
          </table:table-cell>
          <table:table-cell table:style-name="Calc_20_Text" table:formula="of:=IF([.M44] * 6 &lt; 1; [.$G44] + ([.$F44] - [.$G44]) * 6 * [.M44]; IF([.M44] * 2 &lt; 1; [.$F44]; IF([.M44] * 3 &lt; 2; [.$G44] + ([.$F44] - [.$G44]) * (2/3 - [.M44]) * 6; [.$G44])))" office:value-type="float" office:value="-5.6" calcext:value-type="float">
            <text:p>-5.6</text:p>
          </table:table-cell>
          <table:table-cell table:style-name="Calc_20_Text" table:formula="of:=IF([.$B44] = 0; ROUND([.$D44] * 255); ROUND([.N44] * 255))" office:value-type="float" office:value="-1428" calcext:value-type="float">
            <text:p>-1428</text:p>
          </table:table-cell>
          <table:table-cell table:style-name="Calc_20_Text" table:formula="of:=IF([.$B44] = 0; ROUND([.$D44] * 255); ROUND([.O44] * 255))" office:value-type="float" office:value="-1428" calcext:value-type="float">
            <text:p>-1428</text:p>
          </table:table-cell>
          <table:table-cell table:style-name="Calc_20_Text" table:formula="of:=IF([.$B44] = 0; ROUND([.$D44] * 255); ROUND([.P44] * 255))" office:value-type="float" office:value="-1428" calcext:value-type="float">
            <text:p>-1428</text:p>
          </table:table-cell>
          <table:table-cell table:number-columns-repeated="2"/>
        </table:table-row>
        <table:table-row table:style-name="ro3">
          <table:table-cell table:formula="of:=[.A44]" office:value-type="float" office:value="215" calcext:value-type="float">
            <text:p>215</text:p>
          </table:table-cell>
          <table:table-cell table:formula="of:=[.B44]" office:value-type="float" office:value="32" calcext:value-type="float">
            <text:p>32</text:p>
          </table:table-cell>
          <table:table-cell table:formula="of:=[.C44]+5" office:value-type="float" office:value="85" calcext:value-type="float">
            <text:p>85</text:p>
          </table:table-cell>
          <table:table-cell table:formula="of:=[.C45]*0.01" office:value-type="float" office:value="0.85" calcext:value-type="float">
            <text:p>0.85</text:p>
          </table:table-cell>
          <table:table-cell table:formula="of:=[.$A45] / 6" office:value-type="float" office:value="35.8333333333333" calcext:value-type="float">
            <text:p>35.8333333333333</text:p>
          </table:table-cell>
          <table:table-cell table:formula="of:=IF([.$D45] &lt; 0.5; [.$D45] * ([.$B45] + 1); ([.$D45] + [.$B45]) - ([.$D45] * [.$B45]))" office:value-type="float" office:value="5.65" calcext:value-type="float">
            <text:p>5.65</text:p>
          </table:table-cell>
          <table:table-cell table:formula="of:=([.$D45] * 2) - [.$F45]" office:value-type="float" office:value="-3.95" calcext:value-type="float">
            <text:p>-3.95</text:p>
          </table:table-cell>
          <table:table-cell table:style-name="Calc_20_Text" table:formula="of:=[.$E45] + (1/3)" office:value-type="float" office:value="36.1666666666667" calcext:value-type="float">
            <text:p>36.1666666666667</text:p>
          </table:table-cell>
          <table:table-cell table:style-name="Calc_20_Text" table:formula="of:=[.$E45]" office:value-type="float" office:value="35.8333333333333" calcext:value-type="float">
            <text:p>35.8333333333333</text:p>
          </table:table-cell>
          <table:table-cell table:style-name="Calc_20_Text" table:formula="of:=[.$E45] - (1/3)" office:value-type="float" office:value="35.5" calcext:value-type="float">
            <text:p>35.5</text:p>
          </table:table-cell>
          <table:table-cell table:style-name="Calc_20_Text" table:formula="of:=IF([.H45] &lt; 0; [.H45] + 1; IF([.H45] &gt; 1; [.H45] - 1; [.H45]))" office:value-type="float" office:value="35.1666666666667" calcext:value-type="float">
            <text:p>35.1666666666667</text:p>
          </table:table-cell>
          <table:table-cell table:style-name="Calc_20_Text" table:formula="of:=IF([.I45] &lt; 0; [.I45] + 1; IF([.I45] &gt; 1; [.I45] - 1; [.I45]))" office:value-type="float" office:value="34.8333333333333" calcext:value-type="float">
            <text:p>34.8333333333333</text:p>
          </table:table-cell>
          <table:table-cell table:style-name="Calc_20_Text" table:formula="of:=IF([.J45] &lt; 0; [.J45] + 1; IF([.J45] &gt; 1; [.J45] - 1; [.J45]))" office:value-type="float" office:value="34.5" calcext:value-type="float">
            <text:p>34.5</text:p>
          </table:table-cell>
          <table:table-cell table:style-name="Calc_20_Text" table:formula="of:=IF([.K45] * 6 &lt; 1; [.$G45] + ([.$F45] - [.$G45]) * 6 * [.K45]; IF([.K45] * 2 &lt; 1; [.$F45]; IF([.K45] * 3 &lt; 2; [.$G45] + ([.$F45] - [.$G45]) * (2/3 - [.K45]) * 6; [.$G45])))" office:value-type="float" office:value="-3.95" calcext:value-type="float">
            <text:p>-3.95</text:p>
          </table:table-cell>
          <table:table-cell table:style-name="Calc_20_Text" table:formula="of:=IF([.L45] * 6 &lt; 1; [.$G45] + ([.$F45] - [.$G45]) * 6 * [.L45]; IF([.L45] * 2 &lt; 1; [.$F45]; IF([.L45] * 3 &lt; 2; [.$G45] + ([.$F45] - [.$G45]) * (2/3 - [.L45]) * 6; [.$G45])))" office:value-type="float" office:value="-3.95" calcext:value-type="float">
            <text:p>-3.95</text:p>
          </table:table-cell>
          <table:table-cell table:style-name="Calc_20_Text" table:formula="of:=IF([.M45] * 6 &lt; 1; [.$G45] + ([.$F45] - [.$G45]) * 6 * [.M45]; IF([.M45] * 2 &lt; 1; [.$F45]; IF([.M45] * 3 &lt; 2; [.$G45] + ([.$F45] - [.$G45]) * (2/3 - [.M45]) * 6; [.$G45])))" office:value-type="float" office:value="-3.95" calcext:value-type="float">
            <text:p>-3.95</text:p>
          </table:table-cell>
          <table:table-cell table:style-name="Calc_20_Text" table:formula="of:=IF([.$B45] = 0; ROUND([.$D45] * 255); ROUND([.N45] * 255))" office:value-type="float" office:value="-1007" calcext:value-type="float">
            <text:p>-1007</text:p>
          </table:table-cell>
          <table:table-cell table:style-name="Calc_20_Text" table:formula="of:=IF([.$B45] = 0; ROUND([.$D45] * 255); ROUND([.O45] * 255))" office:value-type="float" office:value="-1007" calcext:value-type="float">
            <text:p>-1007</text:p>
          </table:table-cell>
          <table:table-cell table:style-name="Calc_20_Text" table:formula="of:=IF([.$B45] = 0; ROUND([.$D45] * 255); ROUND([.P45] * 255))" office:value-type="float" office:value="-1007" calcext:value-type="float">
            <text:p>-1007</text:p>
          </table:table-cell>
          <table:table-cell table:number-columns-repeated="2"/>
        </table:table-row>
        <table:table-row table:style-name="ro3">
          <table:table-cell table:formula="of:=[.A45]" office:value-type="float" office:value="215" calcext:value-type="float">
            <text:p>215</text:p>
          </table:table-cell>
          <table:table-cell table:formula="of:=[.B45]" office:value-type="float" office:value="32" calcext:value-type="float">
            <text:p>32</text:p>
          </table:table-cell>
          <table:table-cell table:formula="of:=[.C45]+5" office:value-type="float" office:value="90" calcext:value-type="float">
            <text:p>90</text:p>
          </table:table-cell>
          <table:table-cell table:formula="of:=[.C46]*0.01" office:value-type="float" office:value="0.9" calcext:value-type="float">
            <text:p>0.9</text:p>
          </table:table-cell>
          <table:table-cell table:formula="of:=[.$A46] / 6" office:value-type="float" office:value="35.8333333333333" calcext:value-type="float">
            <text:p>35.8333333333333</text:p>
          </table:table-cell>
          <table:table-cell table:formula="of:=IF([.$D46] &lt; 0.5; [.$D46] * ([.$B46] + 1); ([.$D46] + [.$B46]) - ([.$D46] * [.$B46]))" office:value-type="float" office:value="4.1" calcext:value-type="float">
            <text:p>4.1</text:p>
          </table:table-cell>
          <table:table-cell table:formula="of:=([.$D46] * 2) - [.$F46]" office:value-type="float" office:value="-2.3" calcext:value-type="float">
            <text:p>-2.3</text:p>
          </table:table-cell>
          <table:table-cell table:style-name="Calc_20_Text" table:formula="of:=[.$E46] + (1/3)" office:value-type="float" office:value="36.1666666666667" calcext:value-type="float">
            <text:p>36.1666666666667</text:p>
          </table:table-cell>
          <table:table-cell table:style-name="Calc_20_Text" table:formula="of:=[.$E46]" office:value-type="float" office:value="35.8333333333333" calcext:value-type="float">
            <text:p>35.8333333333333</text:p>
          </table:table-cell>
          <table:table-cell table:style-name="Calc_20_Text" table:formula="of:=[.$E46] - (1/3)" office:value-type="float" office:value="35.5" calcext:value-type="float">
            <text:p>35.5</text:p>
          </table:table-cell>
          <table:table-cell table:style-name="Calc_20_Text" table:formula="of:=IF([.H46] &lt; 0; [.H46] + 1; IF([.H46] &gt; 1; [.H46] - 1; [.H46]))" office:value-type="float" office:value="35.1666666666667" calcext:value-type="float">
            <text:p>35.1666666666667</text:p>
          </table:table-cell>
          <table:table-cell table:style-name="Calc_20_Text" table:formula="of:=IF([.I46] &lt; 0; [.I46] + 1; IF([.I46] &gt; 1; [.I46] - 1; [.I46]))" office:value-type="float" office:value="34.8333333333333" calcext:value-type="float">
            <text:p>34.8333333333333</text:p>
          </table:table-cell>
          <table:table-cell table:style-name="Calc_20_Text" table:formula="of:=IF([.J46] &lt; 0; [.J46] + 1; IF([.J46] &gt; 1; [.J46] - 1; [.J46]))" office:value-type="float" office:value="34.5" calcext:value-type="float">
            <text:p>34.5</text:p>
          </table:table-cell>
          <table:table-cell table:style-name="Calc_20_Text" table:formula="of:=IF([.K46] * 6 &lt; 1; [.$G46] + ([.$F46] - [.$G46]) * 6 * [.K46]; IF([.K46] * 2 &lt; 1; [.$F46]; IF([.K46] * 3 &lt; 2; [.$G46] + ([.$F46] - [.$G46]) * (2/3 - [.K46]) * 6; [.$G46])))" office:value-type="float" office:value="-2.3" calcext:value-type="float">
            <text:p>-2.3</text:p>
          </table:table-cell>
          <table:table-cell table:style-name="Calc_20_Text" table:formula="of:=IF([.L46] * 6 &lt; 1; [.$G46] + ([.$F46] - [.$G46]) * 6 * [.L46]; IF([.L46] * 2 &lt; 1; [.$F46]; IF([.L46] * 3 &lt; 2; [.$G46] + ([.$F46] - [.$G46]) * (2/3 - [.L46]) * 6; [.$G46])))" office:value-type="float" office:value="-2.3" calcext:value-type="float">
            <text:p>-2.3</text:p>
          </table:table-cell>
          <table:table-cell table:style-name="Calc_20_Text" table:formula="of:=IF([.M46] * 6 &lt; 1; [.$G46] + ([.$F46] - [.$G46]) * 6 * [.M46]; IF([.M46] * 2 &lt; 1; [.$F46]; IF([.M46] * 3 &lt; 2; [.$G46] + ([.$F46] - [.$G46]) * (2/3 - [.M46]) * 6; [.$G46])))" office:value-type="float" office:value="-2.3" calcext:value-type="float">
            <text:p>-2.3</text:p>
          </table:table-cell>
          <table:table-cell table:style-name="Calc_20_Text" table:formula="of:=IF([.$B46] = 0; ROUND([.$D46] * 255); ROUND([.N46] * 255))" office:value-type="float" office:value="-586" calcext:value-type="float">
            <text:p>-586</text:p>
          </table:table-cell>
          <table:table-cell table:style-name="Calc_20_Text" table:formula="of:=IF([.$B46] = 0; ROUND([.$D46] * 255); ROUND([.O46] * 255))" office:value-type="float" office:value="-586" calcext:value-type="float">
            <text:p>-586</text:p>
          </table:table-cell>
          <table:table-cell table:style-name="Calc_20_Text" table:formula="of:=IF([.$B46] = 0; ROUND([.$D46] * 255); ROUND([.P46] * 255))" office:value-type="float" office:value="-586" calcext:value-type="float">
            <text:p>-586</text:p>
          </table:table-cell>
          <table:table-cell table:number-columns-repeated="2"/>
        </table:table-row>
        <table:table-row table:style-name="ro3">
          <table:table-cell table:formula="of:=[.A46]" office:value-type="float" office:value="215" calcext:value-type="float">
            <text:p>215</text:p>
          </table:table-cell>
          <table:table-cell table:formula="of:=[.B46]" office:value-type="float" office:value="32" calcext:value-type="float">
            <text:p>32</text:p>
          </table:table-cell>
          <table:table-cell table:formula="of:=[.C46]+5" office:value-type="float" office:value="95" calcext:value-type="float">
            <text:p>95</text:p>
          </table:table-cell>
          <table:table-cell table:formula="of:=[.C47]*0.01" office:value-type="float" office:value="0.95" calcext:value-type="float">
            <text:p>0.95</text:p>
          </table:table-cell>
          <table:table-cell table:formula="of:=[.$A47] / 6" office:value-type="float" office:value="35.8333333333333" calcext:value-type="float">
            <text:p>35.8333333333333</text:p>
          </table:table-cell>
          <table:table-cell table:formula="of:=IF([.$D47] &lt; 0.5; [.$D47] * ([.$B47] + 1); ([.$D47] + [.$B47]) - ([.$D47] * [.$B47]))" office:value-type="float" office:value="2.55" calcext:value-type="float">
            <text:p>2.55</text:p>
          </table:table-cell>
          <table:table-cell table:formula="of:=([.$D47] * 2) - [.$F47]" office:value-type="float" office:value="-0.650000000000001" calcext:value-type="float">
            <text:p>-0.650000000000001</text:p>
          </table:table-cell>
          <table:table-cell table:style-name="Calc_20_Text" table:formula="of:=[.$E47] + (1/3)" office:value-type="float" office:value="36.1666666666667" calcext:value-type="float">
            <text:p>36.1666666666667</text:p>
          </table:table-cell>
          <table:table-cell table:style-name="Calc_20_Text" table:formula="of:=[.$E47]" office:value-type="float" office:value="35.8333333333333" calcext:value-type="float">
            <text:p>35.8333333333333</text:p>
          </table:table-cell>
          <table:table-cell table:style-name="Calc_20_Text" table:formula="of:=[.$E47] - (1/3)" office:value-type="float" office:value="35.5" calcext:value-type="float">
            <text:p>35.5</text:p>
          </table:table-cell>
          <table:table-cell table:style-name="Calc_20_Text" table:formula="of:=IF([.H47] &lt; 0; [.H47] + 1; IF([.H47] &gt; 1; [.H47] - 1; [.H47]))" office:value-type="float" office:value="35.1666666666667" calcext:value-type="float">
            <text:p>35.1666666666667</text:p>
          </table:table-cell>
          <table:table-cell table:style-name="Calc_20_Text" table:formula="of:=IF([.I47] &lt; 0; [.I47] + 1; IF([.I47] &gt; 1; [.I47] - 1; [.I47]))" office:value-type="float" office:value="34.8333333333333" calcext:value-type="float">
            <text:p>34.8333333333333</text:p>
          </table:table-cell>
          <table:table-cell table:style-name="Calc_20_Text" table:formula="of:=IF([.J47] &lt; 0; [.J47] + 1; IF([.J47] &gt; 1; [.J47] - 1; [.J47]))" office:value-type="float" office:value="34.5" calcext:value-type="float">
            <text:p>34.5</text:p>
          </table:table-cell>
          <table:table-cell table:style-name="Calc_20_Text" table:formula="of:=IF([.K47] * 6 &lt; 1; [.$G47] + ([.$F47] - [.$G47]) * 6 * [.K47]; IF([.K47] * 2 &lt; 1; [.$F47]; IF([.K47] * 3 &lt; 2; [.$G47] + ([.$F47] - [.$G47]) * (2/3 - [.K47]) * 6; [.$G47])))" office:value-type="float" office:value="-0.650000000000001" calcext:value-type="float">
            <text:p>-0.650000000000001</text:p>
          </table:table-cell>
          <table:table-cell table:style-name="Calc_20_Text" table:formula="of:=IF([.L47] * 6 &lt; 1; [.$G47] + ([.$F47] - [.$G47]) * 6 * [.L47]; IF([.L47] * 2 &lt; 1; [.$F47]; IF([.L47] * 3 &lt; 2; [.$G47] + ([.$F47] - [.$G47]) * (2/3 - [.L47]) * 6; [.$G47])))" office:value-type="float" office:value="-0.650000000000001" calcext:value-type="float">
            <text:p>-0.650000000000001</text:p>
          </table:table-cell>
          <table:table-cell table:style-name="Calc_20_Text" table:formula="of:=IF([.M47] * 6 &lt; 1; [.$G47] + ([.$F47] - [.$G47]) * 6 * [.M47]; IF([.M47] * 2 &lt; 1; [.$F47]; IF([.M47] * 3 &lt; 2; [.$G47] + ([.$F47] - [.$G47]) * (2/3 - [.M47]) * 6; [.$G47])))" office:value-type="float" office:value="-0.650000000000001" calcext:value-type="float">
            <text:p>-0.650000000000001</text:p>
          </table:table-cell>
          <table:table-cell table:style-name="Calc_20_Text" table:formula="of:=IF([.$B47] = 0; ROUND([.$D47] * 255); ROUND([.N47] * 255))" office:value-type="float" office:value="-166" calcext:value-type="float">
            <text:p>-166</text:p>
          </table:table-cell>
          <table:table-cell table:style-name="Calc_20_Text" table:formula="of:=IF([.$B47] = 0; ROUND([.$D47] * 255); ROUND([.O47] * 255))" office:value-type="float" office:value="-166" calcext:value-type="float">
            <text:p>-166</text:p>
          </table:table-cell>
          <table:table-cell table:style-name="Calc_20_Text" table:formula="of:=IF([.$B47] = 0; ROUND([.$D47] * 255); ROUND([.P47] * 255))" office:value-type="float" office:value="-166" calcext:value-type="float">
            <text:p>-166</text:p>
          </table:table-cell>
          <table:table-cell table:number-columns-repeated="2"/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6"/>
          <table:table-cell table:number-columns-repeated="14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style-name="Default" table:number-columns-repeated="6"/>
          <table:table-cell table:number-columns-repeated="14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e4" office:value-type="string" calcext:value-type="string">
            <text:p>Hue °</text:p>
          </table:table-cell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168" calcext:value-type="float">
            <text:p>168</text:p>
          </table:table-cell>
          <table:table-cell table:formula="of:=ROUND([.A52]/255; 2)" office:value-type="float" office:value="0.34" calcext:value-type="float">
            <text:p>0.34</text:p>
          </table:table-cell>
          <table:table-cell table:formula="of:=ROUND([.B52]/255; 2)" office:value-type="float" office:value="0.5" calcext:value-type="float">
            <text:p>0.5</text:p>
          </table:table-cell>
          <table:table-cell table:formula="of:=ROUND([.C52]/255; 2)" office:value-type="float" office:value="0.66" calcext:value-type="float">
            <text:p>0.66</text:p>
          </table:table-cell>
          <table:table-cell table:formula="of:=MIN([.D52:.F52])" office:value-type="float" office:value="0.34" calcext:value-type="float">
            <text:p>0.34</text:p>
          </table:table-cell>
          <table:table-cell table:style-name="Calc_20_Text" table:formula="of:=MAX([.D52:.F52])" office:value-type="float" office:value="0.66" calcext:value-type="float">
            <text:p>0.66</text:p>
          </table:table-cell>
          <table:table-cell table:style-name="Calc_20_Text" table:formula="of:=([.G52] + [.H52]) / 2" office:value-type="float" office:value="0.5" calcext:value-type="float">
            <text:p>0.5</text:p>
          </table:table-cell>
          <table:table-cell table:style-name="Calc_20_Text" table:formula="of:=[.I52]*100" office:value-type="float" office:value="50" calcext:value-type="float">
            <text:p>50</text:p>
          </table:table-cell>
          <table:table-cell table:style-name="ce5" table:formula="of:=IF([.G52]=[.H52]; FALSE(); TRUE())" office:value-type="boolean" office:boolean-value="true" calcext:value-type="boolean">
            <text:p>TRUE</text:p>
          </table:table-cell>
          <table:table-cell table:style-name="ce5" table:formula="of:=IF(AND([.A52]=[.B52]; [.B52]=[.C52]); FALSE(); TRUE())" office:value-type="boolean" office:boolean-value="true" calcext:value-type="boolean">
            <text:p>TRUE</text:p>
          </table:table-cell>
          <table:table-cell table:style-name="Calc_20_Text" table:formula="of:=IF(AND([.K52]; [.J52] &lt;= 50); ([.H52] - [.G52]) / ([.H52] + [.G52]); &quot;&quot;)" office:value-type="float" office:value="0.32" calcext:value-type="float">
            <text:p>0.32</text:p>
          </table:table-cell>
          <table:table-cell table:style-name="Calc_20_Text" table:formula="of:=IF(AND([.K52]; [.J52] &gt; 50; NOT([.H52] - [.G52] = 2)); ([.H52] - [.G52]) / (2 - [.H52] - [.G52]); &quot;&quot;)">
            <text:p/>
          </table:table-cell>
          <table:table-cell table:style-name="Calc_20_Text" table:formula="of:=SUM([.M52:.N52])" office:value-type="float" office:value="0.32" calcext:value-type="float">
            <text:p>0.32</text:p>
          </table:table-cell>
          <table:table-cell table:style-name="Calc_20_Text" table:formula="of:=[.O52]*100" office:value-type="float" office:value="32" calcext:value-type="float">
            <text:p>32</text:p>
          </table:table-cell>
          <table:table-cell table:style-name="Calc_20_Text" table:formula="of:=IF([.D52]=[.$H52]; ([.E52] - [.F52])/([.H52] - [.G52]); &quot;&quot;)">
            <text:p/>
          </table:table-cell>
          <table:table-cell table:style-name="Calc_20_Text" table:formula="of:=IF([.E52]=[.$H52]; 2 + (([.F52] - [.D52])/([.H52] - [.G52])); &quot;&quot;)">
            <text:p/>
          </table:table-cell>
          <table:table-cell table:style-name="Calc_20_Text" table:formula="of:=IF([.F52]=[.$H52]; 4 + (([.D52] - [.E52])/([.H52] - [.G52])); &quot;&quot;)" office:value-type="float" office:value="3.5" calcext:value-type="float">
            <text:p>3.5</text:p>
          </table:table-cell>
          <table:table-cell table:style-name="Calc_20_Text" table:formula="of:=SUM([.Q52:.S52])*60" office:value-type="float" office:value="210" calcext:value-type="float">
            <text:p>210</text:p>
          </table:table-cell>
          <table:table-cell table:style-name="Calc_20_Text" table:formula="of:=IF([.T52]&lt;0; [.T52]+360; [.T52])" office:value-type="float" office:value="210" calcext:value-type="float">
            <text:p>210</text:p>
          </table:table-cell>
        </table:table-row>
        <table:table-row table:style-name="ro2">
          <table:table-cell table:style-name="Default" table:number-columns-repeated="7"/>
          <table:table-cell table:number-columns-repeated="14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Default" table:number-columns-repeated="4"/>
          <table:table-cell table:number-columns-repeated="14"/>
        </table:table-row>
        <table:table-row table:style-name="ro3">
          <table:table-cell table:style-name="Calc_20_Text_20__28_Alt_29_" table:formula="of:=[.U52]" office:value-type="float" office:value="210" calcext:value-type="float">
            <text:p>210</text:p>
          </table:table-cell>
          <table:table-cell table:style-name="Calc_20_Text_20__28_Alt_29_" table:formula="of:=[.P52]" office:value-type="float" office:value="32" calcext:value-type="float">
            <text:p>32</text:p>
          </table:table-cell>
          <table:table-cell table:style-name="Calc_20_Text_20__28_Alt_29_" table:formula="of:=[.J52]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4"/>
        </table:table-row>
      </table:table>
      <table:table table:name="HSL" table:style-name="ta1">
        <table:table-column table:style-name="co11" table:number-columns-repeated="3" table:default-cell-style-name="Calc_20_Text"/>
        <table:table-column table:style-name="co18" table:default-cell-style-name="Calc_20_Text"/>
        <table:table-column table:style-name="co11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8" table:default-cell-style-name="Default"/>
        <table:table-column table:style-name="co11" table:number-columns-repeated="1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 (HSL)</text:p>
          </table:table-cell>
          <table:table-cell table:style-name="Default" table:number-columns-repeated="3"/>
          <table:table-cell table:number-columns-repeated="27"/>
        </table:table-row>
        <table:table-row table:style-name="ro2">
          <table:table-cell table:style-name="Default" table:number-columns-repeated="4"/>
          <table:table-cell table:number-columns-repeated="27"/>
        </table:table-row>
        <table:table-row table:style-name="ro2">
          <table:table-cell table:style-name="Default" table:number-columns-repeated="4"/>
          <table:table-cell office:value-type="string" calcext:value-type="string">
            <text:p>XXX here</text:p>
          </table:table-cell>
          <table:table-cell table:number-columns-repeated="26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(%)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number-columns-repeated="24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5]*0.01" office:value-type="float" office:value="0" calcext:value-type="float">
            <text:p>0</text:p>
          </table:table-cell>
          <table:table-cell table:style-name="Calc_20_Text" table:number-columns-repeated="3"/>
          <table:table-cell table:number-columns-repeated="24"/>
        </table:table-row>
        <table:table-row table:style-name="ro3">
          <table:table-cell table:formula="of:=[.A5]" office:value-type="float" office:value="215" calcext:value-type="float">
            <text:p>215</text:p>
          </table:table-cell>
          <table:table-cell table:formula="of:=[.B5]" office:value-type="float" office:value="32" calcext:value-type="float">
            <text:p>32</text:p>
          </table:table-cell>
          <table:table-cell table:formula="of:=[.C5]+5" office:value-type="float" office:value="5" calcext:value-type="float">
            <text:p>5</text:p>
          </table:table-cell>
          <table:table-cell table:formula="of:=[.C6]*0.01" office:value-type="float" office:value="0.05" calcext:value-type="float">
            <text:p>0.05</text:p>
          </table:table-cell>
          <table:table-cell table:number-columns-repeated="27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10" calcext:value-type="float">
            <text:p>10</text:p>
          </table:table-cell>
          <table:table-cell table:formula="of:=[.C7]*0.01" office:value-type="float" office:value="0.1" calcext:value-type="float">
            <text:p>0.1</text:p>
          </table:table-cell>
          <table:table-cell table:number-columns-repeated="27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5" calcext:value-type="float">
            <text:p>15</text:p>
          </table:table-cell>
          <table:table-cell table:formula="of:=[.C8]*0.01" office:value-type="float" office:value="0.15" calcext:value-type="float">
            <text:p>0.15</text:p>
          </table:table-cell>
          <table:table-cell table:number-columns-repeated="27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number-columns-repeated="27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5" calcext:value-type="float">
            <text:p>25</text:p>
          </table:table-cell>
          <table:table-cell table:formula="of:=[.C10]*0.01" office:value-type="float" office:value="0.25" calcext:value-type="float">
            <text:p>0.25</text:p>
          </table:table-cell>
          <table:table-cell table:number-columns-repeated="27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number-columns-repeated="27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5" calcext:value-type="float">
            <text:p>35</text:p>
          </table:table-cell>
          <table:table-cell table:formula="of:=[.C12]*0.01" office:value-type="float" office:value="0.35" calcext:value-type="float">
            <text:p>0.35</text:p>
          </table:table-cell>
          <table:table-cell table:number-columns-repeated="27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40" calcext:value-type="float">
            <text:p>40</text:p>
          </table:table-cell>
          <table:table-cell table:formula="of:=[.C13]*0.01" office:value-type="float" office:value="0.4" calcext:value-type="float">
            <text:p>0.4</text:p>
          </table:table-cell>
          <table:table-cell table:number-columns-repeated="27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5" calcext:value-type="float">
            <text:p>45</text:p>
          </table:table-cell>
          <table:table-cell table:formula="of:=[.C14]*0.01" office:value-type="float" office:value="0.45" calcext:value-type="float">
            <text:p>0.45</text:p>
          </table:table-cell>
          <table:table-cell table:number-columns-repeated="27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50" calcext:value-type="float">
            <text:p>50</text:p>
          </table:table-cell>
          <table:table-cell table:formula="of:=[.C15]*0.01" office:value-type="float" office:value="0.5" calcext:value-type="float">
            <text:p>0.5</text:p>
          </table:table-cell>
          <table:table-cell table:number-columns-repeated="27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5" calcext:value-type="float">
            <text:p>55</text:p>
          </table:table-cell>
          <table:table-cell table:formula="of:=[.C16]*0.01" office:value-type="float" office:value="0.55" calcext:value-type="float">
            <text:p>0.55</text:p>
          </table:table-cell>
          <table:table-cell table:number-columns-repeated="27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60" calcext:value-type="float">
            <text:p>60</text:p>
          </table:table-cell>
          <table:table-cell table:formula="of:=[.C17]*0.01" office:value-type="float" office:value="0.6" calcext:value-type="float">
            <text:p>0.6</text:p>
          </table:table-cell>
          <table:table-cell table:number-columns-repeated="27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5" calcext:value-type="float">
            <text:p>65</text:p>
          </table:table-cell>
          <table:table-cell table:formula="of:=[.C18]*0.01" office:value-type="float" office:value="0.65" calcext:value-type="float">
            <text:p>0.65</text:p>
          </table:table-cell>
          <table:table-cell table:number-columns-repeated="27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70" calcext:value-type="float">
            <text:p>70</text:p>
          </table:table-cell>
          <table:table-cell table:formula="of:=[.C19]*0.01" office:value-type="float" office:value="0.7" calcext:value-type="float">
            <text:p>0.7</text:p>
          </table:table-cell>
          <table:table-cell table:number-columns-repeated="27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5" calcext:value-type="float">
            <text:p>75</text:p>
          </table:table-cell>
          <table:table-cell table:formula="of:=[.C20]*0.01" office:value-type="float" office:value="0.75" calcext:value-type="float">
            <text:p>0.75</text:p>
          </table:table-cell>
          <table:table-cell table:number-columns-repeated="27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80" calcext:value-type="float">
            <text:p>80</text:p>
          </table:table-cell>
          <table:table-cell table:formula="of:=[.C21]*0.01" office:value-type="float" office:value="0.8" calcext:value-type="float">
            <text:p>0.8</text:p>
          </table:table-cell>
          <table:table-cell table:number-columns-repeated="27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5" calcext:value-type="float">
            <text:p>85</text:p>
          </table:table-cell>
          <table:table-cell table:formula="of:=[.C22]*0.01" office:value-type="float" office:value="0.85" calcext:value-type="float">
            <text:p>0.85</text:p>
          </table:table-cell>
          <table:table-cell table:number-columns-repeated="27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90" calcext:value-type="float">
            <text:p>90</text:p>
          </table:table-cell>
          <table:table-cell table:formula="of:=[.C23]*0.01" office:value-type="float" office:value="0.9" calcext:value-type="float">
            <text:p>0.9</text:p>
          </table:table-cell>
          <table:table-cell table:number-columns-repeated="27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5" calcext:value-type="float">
            <text:p>95</text:p>
          </table:table-cell>
          <table:table-cell table:formula="of:=[.C24]*0.01" office:value-type="float" office:value="0.95" calcext:value-type="float">
            <text:p>0.95</text:p>
          </table:table-cell>
          <table:table-cell table:number-columns-repeated="27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family-generic="swiss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3:08:37.9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06T00:25:24.880000000</dc:date>
    <meta:editing-duration>PT21H23M40S</meta:editing-duration>
    <meta:editing-cycles>39</meta:editing-cycles>
    <meta:document-statistic meta:table-count="4" meta:cell-count="1382" meta:object-count="0"/>
  </office:meta>
</office:document-meta>
</file>